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56.04mm"/>
    </style:style>
    <style:style style:name="co5" style:family="table-column">
      <style:table-column-properties fo:break-before="auto" style:column-width="32.53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Sand" style:data-style-name="N1"/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/>
    <style:style style:name="ce12" style:family="table-cell" style:parent-style-name="Default" style:data-style-name="N122"/>
    <style:style style:name="ce15" style:family="table-cell" style:parent-style-name="Sand" style:data-style-name="N1"/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99"/>
    <style:style style:name="ce2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lay" office:value-type="string" calcext:value-type="string">
            <text:p>##</text:p>
          </table:table-cell>
          <table:table-cell table:style-name="Clay" office:value-type="string" calcext:value-type="string">
            <text:p>Clay</text:p>
          </table:table-cell>
          <table:table-cell table:style-name="Clay" office:value-type="string" calcext:value-type="string">
            <text:p>R</text:p>
          </table:table-cell>
          <table:table-cell table:style-name="Clay" office:value-type="string" calcext:value-type="string">
            <text:p>G</text:p>
          </table:table-cell>
          <table:table-cell table:style-name="Clay" office:value-type="string" calcext:value-type="string">
            <text:p>B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FIRE-CLAY</text:p>
          </table:table-cell>
          <table:table-cell table:style-name="Clay" office:value-type="float" office:value="904" calcext:value-type="float">
            <text:p>904</text:p>
          </table:table-cell>
          <table:table-cell table:style-name="Clay" table:formula="of:=DEC2HEX(BITAND([.$B2];HEX2DEC(&quot;ff&quot;)))" office:value-type="string" office:string-value="88" calcext:value-type="string">
            <text:p>88</text:p>
          </table:table-cell>
          <table:table-cell table:style-name="Clay" table:formula="of:=DEC2HEX(BITRSHIFT(BITAND([.$B2];HEX2DEC(&quot;ff00&quot;));8))" office:value-type="string" office:string-value="3" calcext:value-type="string">
            <text:p>3</text:p>
          </table:table-cell>
          <table:table-cell table:style-name="Clay" table:formula="of:=DEC2HEX(BITRSHIFT(BITAND([.$B2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ILTY-CLAY</text:p>
          </table:table-cell>
          <table:table-cell table:style-name="Clay" office:value-type="float" office:value="902" calcext:value-type="float">
            <text:p>902</text:p>
          </table:table-cell>
          <table:table-cell table:style-name="Clay" table:formula="of:=DEC2HEX(BITAND([.$B3];HEX2DEC(&quot;ff&quot;)))" office:value-type="string" office:string-value="86" calcext:value-type="string">
            <text:p>86</text:p>
          </table:table-cell>
          <table:table-cell table:style-name="Clay" table:formula="of:=DEC2HEX(BITRSHIFT(BITAND([.$B3];HEX2DEC(&quot;ff00&quot;));8))" office:value-type="string" office:string-value="3" calcext:value-type="string">
            <text:p>3</text:p>
          </table:table-cell>
          <table:table-cell table:style-name="Clay" table:formula="of:=DEC2HEX(BITRSHIFT(BITAND([.$B3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ANDY-CLAY</text:p>
          </table:table-cell>
          <table:table-cell table:style-name="Clay" office:value-type="float" office:value="900" calcext:value-type="float">
            <text:p>900</text:p>
          </table:table-cell>
          <table:table-cell table:style-name="Clay" table:formula="of:=DEC2HEX(BITAND([.$B4];HEX2DEC(&quot;ff&quot;)))" office:value-type="string" office:string-value="84" calcext:value-type="string">
            <text:p>84</text:p>
          </table:table-cell>
          <table:table-cell table:style-name="Clay" table:formula="of:=DEC2HEX(BITRSHIFT(BITAND([.$B4];HEX2DEC(&quot;ff00&quot;));8))" office:value-type="string" office:string-value="3" calcext:value-type="string">
            <text:p>3</text:p>
          </table:table-cell>
          <table:table-cell table:style-name="Clay" table:formula="of:=DEC2HEX(BITRSHIFT(BITAND([.$B4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-LOAM</text:p>
          </table:table-cell>
          <table:table-cell table:style-name="Clay" office:value-type="float" office:value="898" calcext:value-type="float">
            <text:p>898</text:p>
          </table:table-cell>
          <table:table-cell table:style-name="Clay" table:formula="of:=DEC2HEX(BITAND([.$B5];HEX2DEC(&quot;ff&quot;)))" office:value-type="string" office:string-value="82" calcext:value-type="string">
            <text:p>82</text:p>
          </table:table-cell>
          <table:table-cell table:style-name="Clay" table:formula="of:=DEC2HEX(BITRSHIFT(BITAND([.$B5];HEX2DEC(&quot;ff00&quot;));8))" office:value-type="string" office:string-value="3" calcext:value-type="string">
            <text:p>3</text:p>
          </table:table-cell>
          <table:table-cell table:style-name="Clay" table:formula="of:=DEC2HEX(BITRSHIFT(BITAND([.$B5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</text:p>
          </table:table-cell>
          <table:table-cell table:style-name="Clay" office:value-type="float" office:value="779" calcext:value-type="float">
            <text:p>779</text:p>
          </table:table-cell>
          <table:table-cell table:style-name="Clay" table:formula="of:=DEC2HEX(BITAND([.$B6];HEX2DEC(&quot;ff&quot;)))" office:value-type="string" office:string-value="B" calcext:value-type="string">
            <text:p>B</text:p>
          </table:table-cell>
          <table:table-cell table:style-name="Clay" table:formula="of:=DEC2HEX(BITRSHIFT(BITAND([.$B6];HEX2DEC(&quot;ff00&quot;));8))" office:value-type="string" office:string-value="3" calcext:value-type="string">
            <text:p>3</text:p>
          </table:table-cell>
          <table:table-cell table:style-name="Clay" table:formula="of:=DEC2HEX(BITRSHIFT(BITAND([.$B6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Gas" office:value-type="string" calcext:value-type="string">
            <text:p>##</text:p>
          </table:table-cell>
          <table:table-cell table:style-name="Gas" office:value-type="string" calcext:value-type="string">
            <text:p>Gas</text:p>
          </table:table-cell>
          <table:table-cell table:style-name="Gas" table:formula="of:=DEC2HEX(BITAND([.$B7];HEX2DEC(&quot;ff&quot;)))" office:value-type="string" office:string-value="" calcext:value-type="error">
            <text:p>#VALUE!</text:p>
          </table:table-cell>
          <table:table-cell table:style-name="Gas" table:formula="of:=DEC2HEX(BITRSHIFT(BITAND([.$B7];HEX2DEC(&quot;ff00&quot;));8))" office:value-type="string" office:string-value="" calcext:value-type="error">
            <text:p>#VALUE!</text:p>
          </table:table-cell>
          <table:table-cell table:style-name="Gas" table:formula="of:=DEC2HEX(BITRSHIFT(BITAND([.$B7];HEX2DEC(&quot;ff0000&quot;));16))" office:value-type="string" office:string-value="" calcext:value-type="error">
            <text:p>#VALUE!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SULFUR-DIOXIDE</text:p>
          </table:table-cell>
          <table:table-cell table:style-name="Gas" office:value-type="float" office:value="932" calcext:value-type="float">
            <text:p>932</text:p>
          </table:table-cell>
          <table:table-cell table:style-name="Gas" table:formula="of:=DEC2HEX(BITAND([.$B8];HEX2DEC(&quot;ff&quot;)))" office:value-type="string" office:string-value="A4" calcext:value-type="string">
            <text:p>A4</text:p>
          </table:table-cell>
          <table:table-cell table:style-name="Gas" table:formula="of:=DEC2HEX(BITRSHIFT(BITAND([.$B8];HEX2DEC(&quot;ff00&quot;));8))" office:value-type="string" office:string-value="3" calcext:value-type="string">
            <text:p>3</text:p>
          </table:table-cell>
          <table:table-cell table:style-name="Gas" table:formula="of:=DEC2HEX(BITRSHIFT(BITAND([.$B8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CARBON-DIOXIDE</text:p>
          </table:table-cell>
          <table:table-cell table:style-name="Gas" office:value-type="float" office:value="931" calcext:value-type="float">
            <text:p>931</text:p>
          </table:table-cell>
          <table:table-cell table:style-name="Gas" table:formula="of:=DEC2HEX(BITAND([.$B9];HEX2DEC(&quot;ff&quot;)))" office:value-type="string" office:string-value="A3" calcext:value-type="string">
            <text:p>A3</text:p>
          </table:table-cell>
          <table:table-cell table:style-name="Gas" table:formula="of:=DEC2HEX(BITRSHIFT(BITAND([.$B9];HEX2DEC(&quot;ff00&quot;));8))" office:value-type="string" office:string-value="3" calcext:value-type="string">
            <text:p>3</text:p>
          </table:table-cell>
          <table:table-cell table:style-name="Gas" table:formula="of:=DEC2HEX(BITRSHIFT(BITAND([.$B9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POLLUTED-OXYGEN</text:p>
          </table:table-cell>
          <table:table-cell table:style-name="Gas" office:value-type="float" office:value="929" calcext:value-type="float">
            <text:p>929</text:p>
          </table:table-cell>
          <table:table-cell table:style-name="Gas" table:formula="of:=DEC2HEX(BITAND([.$B10];HEX2DEC(&quot;ff&quot;)))" office:value-type="string" office:string-value="A1" calcext:value-type="string">
            <text:p>A1</text:p>
          </table:table-cell>
          <table:table-cell table:style-name="Gas" table:formula="of:=DEC2HEX(BITRSHIFT(BITAND([.$B10];HEX2DEC(&quot;ff00&quot;));8))" office:value-type="string" office:string-value="3" calcext:value-type="string">
            <text:p>3</text:p>
          </table:table-cell>
          <table:table-cell table:style-name="Gas" table:formula="of:=DEC2HEX(BITRSHIFT(BITAND([.$B10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OXYGEN</text:p>
          </table:table-cell>
          <table:table-cell table:style-name="Gas" office:value-type="float" office:value="927" calcext:value-type="float">
            <text:p>927</text:p>
          </table:table-cell>
          <table:table-cell table:style-name="Gas" table:formula="of:=DEC2HEX(BITAND([.$B11];HEX2DEC(&quot;ff&quot;)))" office:value-type="string" office:string-value="9F" calcext:value-type="string">
            <text:p>9F</text:p>
          </table:table-cell>
          <table:table-cell table:style-name="Gas" table:formula="of:=DEC2HEX(BITRSHIFT(BITAND([.$B11];HEX2DEC(&quot;ff00&quot;));8))" office:value-type="string" office:string-value="3" calcext:value-type="string">
            <text:p>3</text:p>
          </table:table-cell>
          <table:table-cell table:style-name="Gas" table:formula="of:=DEC2HEX(BITRSHIFT(BITAND([.$B11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VACUUM</text:p>
          </table:table-cell>
          <table:table-cell table:style-name="Gas" office:value-type="float" office:value="926" calcext:value-type="float">
            <text:p>926</text:p>
          </table:table-cell>
          <table:table-cell table:style-name="Gas" table:formula="of:=DEC2HEX(BITAND([.$B12];HEX2DEC(&quot;ff&quot;)))" office:value-type="string" office:string-value="9E" calcext:value-type="string">
            <text:p>9E</text:p>
          </table:table-cell>
          <table:table-cell table:style-name="Gas" table:formula="of:=DEC2HEX(BITRSHIFT(BITAND([.$B12];HEX2DEC(&quot;ff00&quot;));8))" office:value-type="string" office:string-value="3" calcext:value-type="string">
            <text:p>3</text:p>
          </table:table-cell>
          <table:table-cell table:style-name="Gas" table:formula="of:=DEC2HEX(BITRSHIFT(BITAND([.$B12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Igneous-Extrusive" office:value-type="string" calcext:value-type="string">
            <text:p>##</text:p>
          </table:table-cell>
          <table:table-cell table:style-name="Igneous-Extrusive" office:value-type="string" calcext:value-type="string">
            <text:p>Igneous-Extrusive</text:p>
          </table:table-cell>
          <table:table-cell table:style-name="Igneous-Extrusive" table:formula="of:=DEC2HEX(BITAND([.$B13];HEX2DEC(&quot;ff&quot;)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&quot;));8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00&quot;));16))" office:value-type="string" office:string-value="" calcext:value-type="error">
            <text:p>#VALUE!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RHYOLITE</text:p>
          </table:table-cell>
          <table:table-cell table:style-name="Igneous-Extrusive" office:value-type="float" office:value="866" calcext:value-type="float">
            <text:p>866</text:p>
          </table:table-cell>
          <table:table-cell table:style-name="Igneous-Extrusive" table:formula="of:=DEC2HEX(BITAND([.$B14];HEX2DEC(&quot;ff&quot;)))" office:value-type="string" office:string-value="62" calcext:value-type="string">
            <text:p>62</text:p>
          </table:table-cell>
          <table:table-cell table:style-name="Igneous-Extrusive" table:formula="of:=DEC2HEX(BITRSHIFT(BITAND([.$B14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4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OBSIDIAN</text:p>
          </table:table-cell>
          <table:table-cell table:style-name="Igneous-Extrusive" office:value-type="float" office:value="865" calcext:value-type="float">
            <text:p>865</text:p>
          </table:table-cell>
          <table:table-cell table:style-name="Igneous-Extrusive" table:formula="of:=DEC2HEX(BITAND([.$B15];HEX2DEC(&quot;ff&quot;)))" office:value-type="string" office:string-value="61" calcext:value-type="string">
            <text:p>61</text:p>
          </table:table-cell>
          <table:table-cell table:style-name="Igneous-Extrusive" table:formula="of:=DEC2HEX(BITRSHIFT(BITAND([.$B15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5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DACITE</text:p>
          </table:table-cell>
          <table:table-cell table:style-name="Igneous-Extrusive" office:value-type="float" office:value="864" calcext:value-type="float">
            <text:p>864</text:p>
          </table:table-cell>
          <table:table-cell table:style-name="Igneous-Extrusive" table:formula="of:=DEC2HEX(BITAND([.$B16];HEX2DEC(&quot;ff&quot;)))" office:value-type="string" office:string-value="60" calcext:value-type="string">
            <text:p>60</text:p>
          </table:table-cell>
          <table:table-cell table:style-name="Igneous-Extrusive" table:formula="of:=DEC2HEX(BITRSHIFT(BITAND([.$B16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6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BASALT</text:p>
          </table:table-cell>
          <table:table-cell table:style-name="Igneous-Extrusive" office:value-type="float" office:value="863" calcext:value-type="float">
            <text:p>863</text:p>
          </table:table-cell>
          <table:table-cell table:style-name="Igneous-Extrusive" table:formula="of:=DEC2HEX(BITAND([.$B17];HEX2DEC(&quot;ff&quot;)))" office:value-type="string" office:string-value="5F" calcext:value-type="string">
            <text:p>5F</text:p>
          </table:table-cell>
          <table:table-cell table:style-name="Igneous-Extrusive" table:formula="of:=DEC2HEX(BITRSHIFT(BITAND([.$B17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7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ANDESITE</text:p>
          </table:table-cell>
          <table:table-cell table:style-name="Igneous-Extrusive" office:value-type="float" office:value="862" calcext:value-type="float">
            <text:p>862</text:p>
          </table:table-cell>
          <table:table-cell table:style-name="Igneous-Extrusive" table:formula="of:=DEC2HEX(BITAND([.$B18];HEX2DEC(&quot;ff&quot;)))" office:value-type="string" office:string-value="5E" calcext:value-type="string">
            <text:p>5E</text:p>
          </table:table-cell>
          <table:table-cell table:style-name="Igneous-Extrusive" table:formula="of:=DEC2HEX(BITRSHIFT(BITAND([.$B18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8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Intrusive" office:value-type="string" calcext:value-type="string">
            <text:p>##</text:p>
          </table:table-cell>
          <table:table-cell table:style-name="Igneous-Intrusive" office:value-type="string" calcext:value-type="string">
            <text:p>Igneous-Intrusive</text:p>
          </table:table-cell>
          <table:table-cell table:style-name="Igneous-Intrusive" table:formula="of:=DEC2HEX(BITAND([.$B19];HEX2DEC(&quot;ff&quot;)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&quot;));8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00&quot;));16))" office:value-type="string" office:string-value="" calcext:value-type="error">
            <text:p>#VALUE!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RANITE</text:p>
          </table:table-cell>
          <table:table-cell table:style-name="Igneous-Intrusive" office:value-type="float" office:value="860" calcext:value-type="float">
            <text:p>860</text:p>
          </table:table-cell>
          <table:table-cell table:style-name="Igneous-Intrusive" table:formula="of:=DEC2HEX(BITAND([.$B20];HEX2DEC(&quot;ff&quot;)))" office:value-type="string" office:string-value="5C" calcext:value-type="string">
            <text:p>5C</text:p>
          </table:table-cell>
          <table:table-cell table:style-name="Igneous-Intrusive" table:formula="of:=DEC2HEX(BITRSHIFT(BITAND([.$B20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0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ABBRO</text:p>
          </table:table-cell>
          <table:table-cell table:style-name="Igneous-Intrusive" office:value-type="float" office:value="859" calcext:value-type="float">
            <text:p>859</text:p>
          </table:table-cell>
          <table:table-cell table:style-name="Igneous-Intrusive" table:formula="of:=DEC2HEX(BITAND([.$B21];HEX2DEC(&quot;ff&quot;)))" office:value-type="string" office:string-value="5B" calcext:value-type="string">
            <text:p>5B</text:p>
          </table:table-cell>
          <table:table-cell table:style-name="Igneous-Intrusive" table:formula="of:=DEC2HEX(BITRSHIFT(BITAND([.$B21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1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DIORITE</text:p>
          </table:table-cell>
          <table:table-cell table:style-name="Igneous-Intrusive" office:value-type="float" office:value="858" calcext:value-type="float">
            <text:p>858</text:p>
          </table:table-cell>
          <table:table-cell table:style-name="Igneous-Intrusive" table:formula="of:=DEC2HEX(BITAND([.$B22];HEX2DEC(&quot;ff&quot;)))" office:value-type="string" office:string-value="5A" calcext:value-type="string">
            <text:p>5A</text:p>
          </table:table-cell>
          <table:table-cell table:style-name="Igneous-Intrusive" table:formula="of:=DEC2HEX(BITRSHIFT(BITAND([.$B22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2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Metamorphic" office:value-type="string" calcext:value-type="string">
            <text:p>##</text:p>
          </table:table-cell>
          <table:table-cell table:style-name="Metamorphic" office:value-type="string" calcext:value-type="string">
            <text:p>Metamorphic</text:p>
          </table:table-cell>
          <table:table-cell table:style-name="Metamorphic" table:formula="of:=DEC2HEX(BITAND([.$B23];HEX2DEC(&quot;ff&quot;)))" office:value-type="string" office:string-value="" calcext:value-type="error">
            <text:p>#VALUE!</text:p>
          </table:table-cell>
          <table:table-cell table:style-name="Metamorphic" table:formula="of:=DEC2HEX(BITRSHIFT(BITAND([.$B23];HEX2DEC(&quot;ff00&quot;));8))" office:value-type="string" office:string-value="" calcext:value-type="error">
            <text:p>#VALUE!</text:p>
          </table:table-cell>
          <table:table-cell table:style-name="Metamorphic" table:formula="of:=DEC2HEX(BITRSHIFT(BITAND([.$B23];HEX2DEC(&quot;ff0000&quot;));16))" office:value-type="string" office:string-value="" calcext:value-type="error">
            <text:p>#VALUE!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LATE</text:p>
          </table:table-cell>
          <table:table-cell table:style-name="Metamorphic" office:value-type="float" office:value="873" calcext:value-type="float">
            <text:p>873</text:p>
          </table:table-cell>
          <table:table-cell table:style-name="Metamorphic" table:formula="of:=DEC2HEX(BITAND([.$B24];HEX2DEC(&quot;ff&quot;)))" office:value-type="string" office:string-value="69" calcext:value-type="string">
            <text:p>69</text:p>
          </table:table-cell>
          <table:table-cell table:style-name="Metamorphic" table:formula="of:=DEC2HEX(BITRSHIFT(BITAND([.$B24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4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CHIST</text:p>
          </table:table-cell>
          <table:table-cell table:style-name="Metamorphic" office:value-type="float" office:value="872" calcext:value-type="float">
            <text:p>872</text:p>
          </table:table-cell>
          <table:table-cell table:style-name="Metamorphic" table:formula="of:=DEC2HEX(BITAND([.$B25];HEX2DEC(&quot;ff&quot;)))" office:value-type="string" office:string-value="68" calcext:value-type="string">
            <text:p>68</text:p>
          </table:table-cell>
          <table:table-cell table:style-name="Metamorphic" table:formula="of:=DEC2HEX(BITRSHIFT(BITAND([.$B25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5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QUARTZITE</text:p>
          </table:table-cell>
          <table:table-cell table:style-name="Metamorphic" office:value-type="float" office:value="871" calcext:value-type="float">
            <text:p>871</text:p>
          </table:table-cell>
          <table:table-cell table:style-name="Metamorphic" table:formula="of:=DEC2HEX(BITAND([.$B26];HEX2DEC(&quot;ff&quot;)))" office:value-type="string" office:string-value="67" calcext:value-type="string">
            <text:p>67</text:p>
          </table:table-cell>
          <table:table-cell table:style-name="Metamorphic" table:formula="of:=DEC2HEX(BITRSHIFT(BITAND([.$B26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6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PHYLLITE</text:p>
          </table:table-cell>
          <table:table-cell table:style-name="Metamorphic" office:value-type="float" office:value="870" calcext:value-type="float">
            <text:p>870</text:p>
          </table:table-cell>
          <table:table-cell table:style-name="Metamorphic" table:formula="of:=DEC2HEX(BITAND([.$B27];HEX2DEC(&quot;ff&quot;)))" office:value-type="string" office:string-value="66" calcext:value-type="string">
            <text:p>66</text:p>
          </table:table-cell>
          <table:table-cell table:style-name="Metamorphic" table:formula="of:=DEC2HEX(BITRSHIFT(BITAND([.$B27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7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MARBLE</text:p>
          </table:table-cell>
          <table:table-cell table:style-name="Metamorphic" office:value-type="float" office:value="869" calcext:value-type="float">
            <text:p>869</text:p>
          </table:table-cell>
          <table:table-cell table:style-name="Metamorphic" table:formula="of:=DEC2HEX(BITAND([.$B28];HEX2DEC(&quot;ff&quot;)))" office:value-type="string" office:string-value="65" calcext:value-type="string">
            <text:p>65</text:p>
          </table:table-cell>
          <table:table-cell table:style-name="Metamorphic" table:formula="of:=DEC2HEX(BITRSHIFT(BITAND([.$B28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8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GNEISS</text:p>
          </table:table-cell>
          <table:table-cell table:style-name="Metamorphic" office:value-type="float" office:value="868" calcext:value-type="float">
            <text:p>868</text:p>
          </table:table-cell>
          <table:table-cell table:style-name="Metamorphic" table:formula="of:=DEC2HEX(BITAND([.$B29];HEX2DEC(&quot;ff&quot;)))" office:value-type="string" office:string-value="64" calcext:value-type="string">
            <text:p>64</text:p>
          </table:table-cell>
          <table:table-cell table:style-name="Metamorphic" table:formula="of:=DEC2HEX(BITRSHIFT(BITAND([.$B29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9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Sand" office:value-type="string" calcext:value-type="string">
            <text:p>##</text:p>
          </table:table-cell>
          <table:table-cell table:style-name="Sand" office:value-type="string" calcext:value-type="string">
            <text:p>Sand</text:p>
          </table:table-cell>
          <table:table-cell table:style-name="Sand" table:formula="of:=DEC2HEX(BITAND([.$B30];HEX2DEC(&quot;ff&quot;)))" office:value-type="string" office:string-value="" calcext:value-type="error">
            <text:p>#VALUE!</text:p>
          </table:table-cell>
          <table:table-cell table:style-name="Sand" table:formula="of:=DEC2HEX(BITRSHIFT(BITAND([.$B30];HEX2DEC(&quot;ff00&quot;));8))" office:value-type="string" office:string-value="" calcext:value-type="error">
            <text:p>#VALUE!</text:p>
          </table:table-cell>
          <table:table-cell table:style-name="Sand" table:formula="of:=DEC2HEX(BITRSHIFT(BITAND([.$B30];HEX2DEC(&quot;ff0000&quot;));16))" office:value-type="string" office:string-value="" calcext:value-type="error">
            <text:p>#VALUE!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YELLOW-SAND</text:p>
          </table:table-cell>
          <table:table-cell table:style-name="Sand" office:value-type="float" office:value="910" calcext:value-type="float">
            <text:p>910</text:p>
          </table:table-cell>
          <table:table-cell table:style-name="Sand" table:formula="of:=DEC2HEX(BITAND([.$B31];HEX2DEC(&quot;ff&quot;)))" office:value-type="string" office:string-value="8E" calcext:value-type="string">
            <text:p>8E</text:p>
          </table:table-cell>
          <table:table-cell table:style-name="Sand" table:formula="of:=DEC2HEX(BITRSHIFT(BITAND([.$B31];HEX2DEC(&quot;ff00&quot;));8))" office:value-type="string" office:string-value="3" calcext:value-type="string">
            <text:p>3</text:p>
          </table:table-cell>
          <table:table-cell table:style-name="Sand" table:formula="of:=DEC2HEX(BITRSHIFT(BITAND([.$B31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WHITE-SAND</text:p>
          </table:table-cell>
          <table:table-cell table:style-name="Sand" office:value-type="float" office:value="909" calcext:value-type="float">
            <text:p>909</text:p>
          </table:table-cell>
          <table:table-cell table:style-name="Sand" table:formula="of:=DEC2HEX(BITAND([.$B32];HEX2DEC(&quot;ff&quot;)))" office:value-type="string" office:string-value="8D" calcext:value-type="string">
            <text:p>8D</text:p>
          </table:table-cell>
          <table:table-cell table:style-name="Sand" table:formula="of:=DEC2HEX(BITRSHIFT(BITAND([.$B32];HEX2DEC(&quot;ff00&quot;));8))" office:value-type="string" office:string-value="3" calcext:value-type="string">
            <text:p>3</text:p>
          </table:table-cell>
          <table:table-cell table:style-name="Sand" table:formula="of:=DEC2HEX(BITRSHIFT(BITAND([.$B32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RED-SAND</text:p>
          </table:table-cell>
          <table:table-cell table:style-name="Sand" office:value-type="float" office:value="908" calcext:value-type="float">
            <text:p>908</text:p>
          </table:table-cell>
          <table:table-cell table:style-name="Sand" table:formula="of:=DEC2HEX(BITAND([.$B33];HEX2DEC(&quot;ff&quot;)))" office:value-type="string" office:string-value="8C" calcext:value-type="string">
            <text:p>8C</text:p>
          </table:table-cell>
          <table:table-cell table:style-name="Sand" table:formula="of:=DEC2HEX(BITRSHIFT(BITAND([.$B33];HEX2DEC(&quot;ff00&quot;));8))" office:value-type="string" office:string-value="3" calcext:value-type="string">
            <text:p>3</text:p>
          </table:table-cell>
          <table:table-cell table:style-name="Sand" table:formula="of:=DEC2HEX(BITRSHIFT(BITAND([.$B33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BLACK-SAND</text:p>
          </table:table-cell>
          <table:table-cell table:style-name="Sand" office:value-type="float" office:value="907" calcext:value-type="float">
            <text:p>907</text:p>
          </table:table-cell>
          <table:table-cell table:style-name="Sand" table:formula="of:=DEC2HEX(BITAND([.$B34];HEX2DEC(&quot;ff&quot;)))" office:value-type="string" office:string-value="8B" calcext:value-type="string">
            <text:p>8B</text:p>
          </table:table-cell>
          <table:table-cell table:style-name="Sand" table:formula="of:=DEC2HEX(BITRSHIFT(BITAND([.$B34];HEX2DEC(&quot;ff00&quot;));8))" office:value-type="string" office:string-value="3" calcext:value-type="string">
            <text:p>3</text:p>
          </table:table-cell>
          <table:table-cell table:style-name="Sand" table:formula="of:=DEC2HEX(BITRSHIFT(BITAND([.$B34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SAND</text:p>
          </table:table-cell>
          <table:table-cell table:style-name="Sand" office:value-type="float" office:value="778" calcext:value-type="float">
            <text:p>778</text:p>
          </table:table-cell>
          <table:table-cell table:style-name="ce15" table:formula="of:=DEC2HEX(BITAND([.$B35];HEX2DEC(&quot;ff&quot;)))" office:value-type="string" office:string-value="A" calcext:value-type="string">
            <text:p>A</text:p>
          </table:table-cell>
          <table:table-cell table:style-name="Sand" table:formula="of:=DEC2HEX(BITRSHIFT(BITAND([.$B35];HEX2DEC(&quot;ff00&quot;));8))" office:value-type="string" office:string-value="3" calcext:value-type="string">
            <text:p>3</text:p>
          </table:table-cell>
          <table:table-cell table:style-name="Sand" table:formula="of:=DEC2HEX(BITRSHIFT(BITAND([.$B35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eabed" office:value-type="string" calcext:value-type="string">
            <text:p>##</text:p>
          </table:table-cell>
          <table:table-cell table:style-name="Seabed" office:value-type="string" calcext:value-type="string">
            <text:p>Seabed</text:p>
          </table:table-cell>
          <table:table-cell table:style-name="Seabed" table:formula="of:=DEC2HEX(BITAND([.$B36];HEX2DEC(&quot;ff&quot;)))" office:value-type="string" office:string-value="" calcext:value-type="error">
            <text:p>#VALUE!</text:p>
          </table:table-cell>
          <table:table-cell table:style-name="Seabed" table:formula="of:=DEC2HEX(BITRSHIFT(BITAND([.$B36];HEX2DEC(&quot;ff00&quot;));8))" office:value-type="string" office:string-value="" calcext:value-type="error">
            <text:p>#VALUE!</text:p>
          </table:table-cell>
          <table:table-cell table:style-name="Seabed" table:formula="of:=DEC2HEX(BITRSHIFT(BITAND([.$B36];HEX2DEC(&quot;ff0000&quot;));16))" office:value-type="string" office:string-value="" calcext:value-type="error">
            <text:p>#VALUE!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CALCAREOUS-OOZE</text:p>
          </table:table-cell>
          <table:table-cell table:style-name="Seabed" office:value-type="float" office:value="914" calcext:value-type="float">
            <text:p>914</text:p>
          </table:table-cell>
          <table:table-cell table:style-name="Seabed" table:formula="of:=DEC2HEX(BITAND([.$B37];HEX2DEC(&quot;ff&quot;)))" office:value-type="string" office:string-value="92" calcext:value-type="string">
            <text:p>92</text:p>
          </table:table-cell>
          <table:table-cell table:style-name="Seabed" table:formula="of:=DEC2HEX(BITRSHIFT(BITAND([.$B37];HEX2DEC(&quot;ff00&quot;));8))" office:value-type="string" office:string-value="3" calcext:value-type="string">
            <text:p>3</text:p>
          </table:table-cell>
          <table:table-cell table:style-name="Seabed" table:formula="of:=DEC2HEX(BITRSHIFT(BITAND([.$B37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SILICEOUS-OOZE</text:p>
          </table:table-cell>
          <table:table-cell table:style-name="Seabed" office:value-type="float" office:value="913" calcext:value-type="float">
            <text:p>913</text:p>
          </table:table-cell>
          <table:table-cell table:style-name="Seabed" table:formula="of:=DEC2HEX(BITAND([.$B38];HEX2DEC(&quot;ff&quot;)))" office:value-type="string" office:string-value="91" calcext:value-type="string">
            <text:p>91</text:p>
          </table:table-cell>
          <table:table-cell table:style-name="Seabed" table:formula="of:=DEC2HEX(BITRSHIFT(BITAND([.$B38];HEX2DEC(&quot;ff00&quot;));8))" office:value-type="string" office:string-value="3" calcext:value-type="string">
            <text:p>3</text:p>
          </table:table-cell>
          <table:table-cell table:style-name="Seabed" table:formula="of:=DEC2HEX(BITRSHIFT(BITAND([.$B38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PELAGIC-CLAY</text:p>
          </table:table-cell>
          <table:table-cell table:style-name="Seabed" office:value-type="float" office:value="912" calcext:value-type="float">
            <text:p>912</text:p>
          </table:table-cell>
          <table:table-cell table:style-name="Seabed" table:formula="of:=DEC2HEX(BITAND([.$B39];HEX2DEC(&quot;ff&quot;)))" office:value-type="string" office:string-value="90" calcext:value-type="string">
            <text:p>90</text:p>
          </table:table-cell>
          <table:table-cell table:style-name="Seabed" table:formula="of:=DEC2HEX(BITRSHIFT(BITAND([.$B39];HEX2DEC(&quot;ff00&quot;));8))" office:value-type="string" office:string-value="3" calcext:value-type="string">
            <text:p>3</text:p>
          </table:table-cell>
          <table:table-cell table:style-name="Seabed" table:formula="of:=DEC2HEX(BITRSHIFT(BITAND([.$B39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dimentary" office:value-type="string" calcext:value-type="string">
            <text:p>##</text:p>
          </table:table-cell>
          <table:table-cell table:style-name="Sedimentary" office:value-type="string" calcext:value-type="string">
            <text:p>Sedimentary</text:p>
          </table:table-cell>
          <table:table-cell table:style-name="Sedimentary" table:formula="of:=DEC2HEX(BITAND([.$B40];HEX2DEC(&quot;ff&quot;)))" office:value-type="string" office:string-value="" calcext:value-type="error">
            <text:p>#VALUE!</text:p>
          </table:table-cell>
          <table:table-cell table:style-name="Sedimentary" table:formula="of:=DEC2HEX(BITRSHIFT(BITAND([.$B40];HEX2DEC(&quot;ff00&quot;));8))" office:value-type="string" office:string-value="" calcext:value-type="error">
            <text:p>#VALUE!</text:p>
          </table:table-cell>
          <table:table-cell table:style-name="Sedimentary" table:formula="of:=DEC2HEX(BITRSHIFT(BITAND([.$B40];HEX2DEC(&quot;ff0000&quot;));16))" office:value-type="string" office:string-value="" calcext:value-type="error">
            <text:p>#VALUE!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ILTSTONE</text:p>
          </table:table-cell>
          <table:table-cell table:style-name="Sedimentary" office:value-type="float" office:value="856" calcext:value-type="float">
            <text:p>856</text:p>
          </table:table-cell>
          <table:table-cell table:style-name="Sedimentary" table:formula="of:=DEC2HEX(BITAND([.$B41];HEX2DEC(&quot;ff&quot;)))" office:value-type="string" office:string-value="58" calcext:value-type="string">
            <text:p>58</text:p>
          </table:table-cell>
          <table:table-cell table:style-name="Sedimentary" table:formula="of:=DEC2HEX(BITRSHIFT(BITAND([.$B4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HALE</text:p>
          </table:table-cell>
          <table:table-cell table:style-name="Sedimentary" office:value-type="float" office:value="855" calcext:value-type="float">
            <text:p>855</text:p>
          </table:table-cell>
          <table:table-cell table:style-name="Sedimentary" table:formula="of:=DEC2HEX(BITAND([.$B42];HEX2DEC(&quot;ff&quot;)))" office:value-type="string" office:string-value="57" calcext:value-type="string">
            <text:p>57</text:p>
          </table:table-cell>
          <table:table-cell table:style-name="Sedimentary" table:formula="of:=DEC2HEX(BITRSHIFT(BITAND([.$B42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2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ANDSTONE</text:p>
          </table:table-cell>
          <table:table-cell table:style-name="Sedimentary" office:value-type="float" office:value="854" calcext:value-type="float">
            <text:p>854</text:p>
          </table:table-cell>
          <table:table-cell table:style-name="Sedimentary" table:formula="of:=DEC2HEX(BITAND([.$B43];HEX2DEC(&quot;ff&quot;)))" office:value-type="string" office:string-value="56" calcext:value-type="string">
            <text:p>56</text:p>
          </table:table-cell>
          <table:table-cell table:style-name="Sedimentary" table:formula="of:=DEC2HEX(BITRSHIFT(BITAND([.$B43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3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ROCK-SALT</text:p>
          </table:table-cell>
          <table:table-cell table:style-name="Sedimentary" office:value-type="float" office:value="853" calcext:value-type="float">
            <text:p>853</text:p>
          </table:table-cell>
          <table:table-cell table:style-name="Sedimentary" table:formula="of:=DEC2HEX(BITAND([.$B44];HEX2DEC(&quot;ff&quot;)))" office:value-type="string" office:string-value="55" calcext:value-type="string">
            <text:p>55</text:p>
          </table:table-cell>
          <table:table-cell table:style-name="Sedimentary" table:formula="of:=DEC2HEX(BITRSHIFT(BITAND([.$B44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4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MUDSTONE</text:p>
          </table:table-cell>
          <table:table-cell table:style-name="Sedimentary" office:value-type="float" office:value="852" calcext:value-type="float">
            <text:p>852</text:p>
          </table:table-cell>
          <table:table-cell table:style-name="Sedimentary" table:formula="of:=DEC2HEX(BITAND([.$B45];HEX2DEC(&quot;ff&quot;)))" office:value-type="string" office:string-value="54" calcext:value-type="string">
            <text:p>54</text:p>
          </table:table-cell>
          <table:table-cell table:style-name="Sedimentary" table:formula="of:=DEC2HEX(BITRSHIFT(BITAND([.$B45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5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LIMESTONE</text:p>
          </table:table-cell>
          <table:table-cell table:style-name="Sedimentary" office:value-type="float" office:value="851" calcext:value-type="float">
            <text:p>851</text:p>
          </table:table-cell>
          <table:table-cell table:style-name="Sedimentary" table:formula="of:=DEC2HEX(BITAND([.$B46];HEX2DEC(&quot;ff&quot;)))" office:value-type="string" office:string-value="53" calcext:value-type="string">
            <text:p>53</text:p>
          </table:table-cell>
          <table:table-cell table:style-name="Sedimentary" table:formula="of:=DEC2HEX(BITRSHIFT(BITAND([.$B46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6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DOLOMITE</text:p>
          </table:table-cell>
          <table:table-cell table:style-name="Sedimentary" office:value-type="float" office:value="850" calcext:value-type="float">
            <text:p>850</text:p>
          </table:table-cell>
          <table:table-cell table:style-name="Sedimentary" table:formula="of:=DEC2HEX(BITAND([.$B47];HEX2DEC(&quot;ff&quot;)))" office:value-type="string" office:string-value="52" calcext:value-type="string">
            <text:p>52</text:p>
          </table:table-cell>
          <table:table-cell table:style-name="Sedimentary" table:formula="of:=DEC2HEX(BITRSHIFT(BITAND([.$B47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7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ONGLOMERATE</text:p>
          </table:table-cell>
          <table:table-cell table:style-name="Sedimentary" office:value-type="float" office:value="849" calcext:value-type="float">
            <text:p>849</text:p>
          </table:table-cell>
          <table:table-cell table:style-name="Sedimentary" table:formula="of:=DEC2HEX(BITAND([.$B48];HEX2DEC(&quot;ff&quot;)))" office:value-type="string" office:string-value="51" calcext:value-type="string">
            <text:p>51</text:p>
          </table:table-cell>
          <table:table-cell table:style-name="Sedimentary" table:formula="of:=DEC2HEX(BITRSHIFT(BITAND([.$B48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8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LAYSTONE</text:p>
          </table:table-cell>
          <table:table-cell table:style-name="Sedimentary" office:value-type="float" office:value="848" calcext:value-type="float">
            <text:p>848</text:p>
          </table:table-cell>
          <table:table-cell table:style-name="Sedimentary" table:formula="of:=DEC2HEX(BITAND([.$B49];HEX2DEC(&quot;ff&quot;)))" office:value-type="string" office:string-value="50" calcext:value-type="string">
            <text:p>50</text:p>
          </table:table-cell>
          <table:table-cell table:style-name="Sedimentary" table:formula="of:=DEC2HEX(BITRSHIFT(BITAND([.$B49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9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ERT</text:p>
          </table:table-cell>
          <table:table-cell table:style-name="Sedimentary" office:value-type="float" office:value="847" calcext:value-type="float">
            <text:p>847</text:p>
          </table:table-cell>
          <table:table-cell table:style-name="Sedimentary" table:formula="of:=DEC2HEX(BITAND([.$B50];HEX2DEC(&quot;ff&quot;)))" office:value-type="string" office:string-value="4F" calcext:value-type="string">
            <text:p>4F</text:p>
          </table:table-cell>
          <table:table-cell table:style-name="Sedimentary" table:formula="of:=DEC2HEX(BITRSHIFT(BITAND([.$B50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0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ALK</text:p>
          </table:table-cell>
          <table:table-cell table:style-name="Sedimentary" office:value-type="float" office:value="846" calcext:value-type="float">
            <text:p>846</text:p>
          </table:table-cell>
          <table:table-cell table:style-name="Sedimentary" table:formula="of:=DEC2HEX(BITAND([.$B51];HEX2DEC(&quot;ff&quot;)))" office:value-type="string" office:string-value="4E" calcext:value-type="string">
            <text:p>4E</text:p>
          </table:table-cell>
          <table:table-cell table:style-name="Sedimentary" table:formula="of:=DEC2HEX(BITRSHIFT(BITAND([.$B5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pecial-Stone-Layer" office:value-type="string" calcext:value-type="string">
            <text:p>##</text:p>
          </table:table-cell>
          <table:table-cell table:style-name="Special-Stone-Layer" office:value-type="string" calcext:value-type="string">
            <text:p>Liquid</text:p>
          </table:table-cell>
          <table:table-cell table:style-name="Special-Stone-Layer" table:formula="of:=DEC2HEX(BITAND([.$B52];HEX2DEC(&quot;ff&quot;)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&quot;));8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00&quot;));16))" office:value-type="string" office:string-value="" calcext:value-type="error">
            <text:p>#VALUE!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MAGMA</text:p>
          </table:table-cell>
          <table:table-cell table:style-name="Special-Stone-Layer" office:value-type="float" office:value="935" calcext:value-type="float">
            <text:p>935</text:p>
          </table:table-cell>
          <table:table-cell table:style-name="Special-Stone-Layer" table:formula="of:=DEC2HEX(BITAND([.$B53];HEX2DEC(&quot;ff&quot;)))" office:value-type="string" office:string-value="A7" calcext:value-type="string">
            <text:p>A7</text:p>
          </table:table-cell>
          <table:table-cell table:style-name="Special-Stone-Layer" table:formula="of:=DEC2HEX(BITRSHIFT(BITAND([.$B53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3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WATER</text:p>
          </table:table-cell>
          <table:table-cell table:style-name="Special-Stone-Layer" office:value-type="float" office:value="934" calcext:value-type="float">
            <text:p>934</text:p>
          </table:table-cell>
          <table:table-cell table:style-name="Special-Stone-Layer" table:formula="of:=DEC2HEX(BITAND([.$B54];HEX2DEC(&quot;ff&quot;)))" office:value-type="string" office:string-value="A6" calcext:value-type="string">
            <text:p>A6</text:p>
          </table:table-cell>
          <table:table-cell table:style-name="Special-Stone-Layer" table:formula="of:=DEC2HEX(BITRSHIFT(BITAND([.$B54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4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Topsoil" office:value-type="string" calcext:value-type="string">
            <text:p>##</text:p>
          </table:table-cell>
          <table:table-cell table:style-name="Topsoil" office:value-type="string" calcext:value-type="string">
            <text:p>Topsoil</text:p>
          </table:table-cell>
          <table:table-cell table:style-name="Topsoil" table:formula="of:=DEC2HEX(BITAND([.$B55];HEX2DEC(&quot;ff&quot;)))" office:value-type="string" office:string-value="" calcext:value-type="error">
            <text:p>#VALUE!</text:p>
          </table:table-cell>
          <table:table-cell table:style-name="Topsoil" table:formula="of:=DEC2HEX(BITRSHIFT(BITAND([.$B55];HEX2DEC(&quot;ff00&quot;));8))" office:value-type="string" office:string-value="" calcext:value-type="error">
            <text:p>#VALUE!</text:p>
          </table:table-cell>
          <table:table-cell table:style-name="Topsoil" table:formula="of:=DEC2HEX(BITRSHIFT(BITAND([.$B55];HEX2DEC(&quot;ff0000&quot;));16))" office:value-type="string" office:string-value="" calcext:value-type="error">
            <text:p>#VALUE!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-LOAM</text:p>
          </table:table-cell>
          <table:table-cell table:style-name="Topsoil" office:value-type="float" office:value="924" calcext:value-type="float">
            <text:p>924</text:p>
          </table:table-cell>
          <table:table-cell table:style-name="Topsoil" table:formula="of:=DEC2HEX(BITAND([.$B56];HEX2DEC(&quot;ff&quot;)))" office:value-type="string" office:string-value="9C" calcext:value-type="string">
            <text:p>9C</text:p>
          </table:table-cell>
          <table:table-cell table:style-name="Topsoil" table:formula="of:=DEC2HEX(BITRSHIFT(BITAND([.$B56];HEX2DEC(&quot;ff00&quot;));8))" office:value-type="string" office:string-value="3" calcext:value-type="string">
            <text:p>3</text:p>
          </table:table-cell>
          <table:table-cell table:style-name="Topsoil" table:formula="of:=DEC2HEX(BITRSHIFT(BITAND([.$B56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Y-CLAY-LOAM</text:p>
          </table:table-cell>
          <table:table-cell table:style-name="Topsoil" office:value-type="float" office:value="923" calcext:value-type="float">
            <text:p>923</text:p>
          </table:table-cell>
          <table:table-cell table:style-name="Topsoil" table:formula="of:=DEC2HEX(BITAND([.$B57];HEX2DEC(&quot;ff&quot;)))" office:value-type="string" office:string-value="9B" calcext:value-type="string">
            <text:p>9B</text:p>
          </table:table-cell>
          <table:table-cell table:style-name="Topsoil" table:formula="of:=DEC2HEX(BITRSHIFT(BITAND([.$B57];HEX2DEC(&quot;ff00&quot;));8))" office:value-type="string" office:string-value="3" calcext:value-type="string">
            <text:p>3</text:p>
          </table:table-cell>
          <table:table-cell table:style-name="Topsoil" table:formula="of:=DEC2HEX(BITRSHIFT(BITAND([.$B57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</text:p>
          </table:table-cell>
          <table:table-cell table:style-name="Topsoil" office:value-type="float" office:value="922" calcext:value-type="float">
            <text:p>922</text:p>
          </table:table-cell>
          <table:table-cell table:style-name="Topsoil" table:formula="of:=DEC2HEX(BITAND([.$B58];HEX2DEC(&quot;ff&quot;)))" office:value-type="string" office:string-value="9A" calcext:value-type="string">
            <text:p>9A</text:p>
          </table:table-cell>
          <table:table-cell table:style-name="Topsoil" table:formula="of:=DEC2HEX(BITRSHIFT(BITAND([.$B58];HEX2DEC(&quot;ff00&quot;));8))" office:value-type="string" office:string-value="3" calcext:value-type="string">
            <text:p>3</text:p>
          </table:table-cell>
          <table:table-cell table:style-name="Topsoil" table:formula="of:=DEC2HEX(BITRSHIFT(BITAND([.$B58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LOAM</text:p>
          </table:table-cell>
          <table:table-cell table:style-name="Topsoil" office:value-type="float" office:value="921" calcext:value-type="float">
            <text:p>921</text:p>
          </table:table-cell>
          <table:table-cell table:style-name="Topsoil" table:formula="of:=DEC2HEX(BITAND([.$B59];HEX2DEC(&quot;ff&quot;)))" office:value-type="string" office:string-value="99" calcext:value-type="string">
            <text:p>99</text:p>
          </table:table-cell>
          <table:table-cell table:style-name="Topsoil" table:formula="of:=DEC2HEX(BITRSHIFT(BITAND([.$B59];HEX2DEC(&quot;ff00&quot;));8))" office:value-type="string" office:string-value="3" calcext:value-type="string">
            <text:p>3</text:p>
          </table:table-cell>
          <table:table-cell table:style-name="Topsoil" table:formula="of:=DEC2HEX(BITRSHIFT(BITAND([.$B59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CLAY-LOAM</text:p>
          </table:table-cell>
          <table:table-cell table:style-name="Topsoil" office:value-type="float" office:value="920" calcext:value-type="float">
            <text:p>920</text:p>
          </table:table-cell>
          <table:table-cell table:style-name="Topsoil" table:formula="of:=DEC2HEX(BITAND([.$B60];HEX2DEC(&quot;ff&quot;)))" office:value-type="string" office:string-value="98" calcext:value-type="string">
            <text:p>98</text:p>
          </table:table-cell>
          <table:table-cell table:style-name="Topsoil" table:formula="of:=DEC2HEX(BITRSHIFT(BITAND([.$B60];HEX2DEC(&quot;ff00&quot;));8))" office:value-type="string" office:string-value="3" calcext:value-type="string">
            <text:p>3</text:p>
          </table:table-cell>
          <table:table-cell table:style-name="Topsoil" table:formula="of:=DEC2HEX(BITRSHIFT(BITAND([.$B60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PEAT</text:p>
          </table:table-cell>
          <table:table-cell table:style-name="Topsoil" office:value-type="float" office:value="919" calcext:value-type="float">
            <text:p>919</text:p>
          </table:table-cell>
          <table:table-cell table:style-name="Topsoil" table:formula="of:=DEC2HEX(BITAND([.$B61];HEX2DEC(&quot;ff&quot;)))" office:value-type="string" office:string-value="97" calcext:value-type="string">
            <text:p>97</text:p>
          </table:table-cell>
          <table:table-cell table:style-name="Topsoil" table:formula="of:=DEC2HEX(BITRSHIFT(BITAND([.$B61];HEX2DEC(&quot;ff00&quot;));8))" office:value-type="string" office:string-value="3" calcext:value-type="string">
            <text:p>3</text:p>
          </table:table-cell>
          <table:table-cell table:style-name="Topsoil" table:formula="of:=DEC2HEX(BITRSHIFT(BITAND([.$B61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Y-SAND</text:p>
          </table:table-cell>
          <table:table-cell table:style-name="Topsoil" office:value-type="float" office:value="918" calcext:value-type="float">
            <text:p>918</text:p>
          </table:table-cell>
          <table:table-cell table:style-name="Topsoil" table:formula="of:=DEC2HEX(BITAND([.$B62];HEX2DEC(&quot;ff&quot;)))" office:value-type="string" office:string-value="96" calcext:value-type="string">
            <text:p>96</text:p>
          </table:table-cell>
          <table:table-cell table:style-name="Topsoil" table:formula="of:=DEC2HEX(BITRSHIFT(BITAND([.$B62];HEX2DEC(&quot;ff00&quot;));8))" office:value-type="string" office:string-value="3" calcext:value-type="string">
            <text:p>3</text:p>
          </table:table-cell>
          <table:table-cell table:style-name="Topsoil" table:formula="of:=DEC2HEX(BITRSHIFT(BITAND([.$B62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</text:p>
          </table:table-cell>
          <table:table-cell table:style-name="Topsoil" office:value-type="float" office:value="917" calcext:value-type="float">
            <text:p>917</text:p>
          </table:table-cell>
          <table:table-cell table:style-name="Topsoil" table:formula="of:=DEC2HEX(BITAND([.$B63];HEX2DEC(&quot;ff&quot;)))" office:value-type="string" office:string-value="95" calcext:value-type="string">
            <text:p>95</text:p>
          </table:table-cell>
          <table:table-cell table:style-name="Topsoil" table:formula="of:=DEC2HEX(BITRSHIFT(BITAND([.$B63];HEX2DEC(&quot;ff00&quot;));8))" office:value-type="string" office:string-value="3" calcext:value-type="string">
            <text:p>3</text:p>
          </table:table-cell>
          <table:table-cell table:style-name="Topsoil" table:formula="of:=DEC2HEX(BITRSHIFT(BITAND([.$B63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Floor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CONSTRUCTURED</text:p>
          </table:table-cell>
          <table:table-cell office:value-type="float" office:value="812" calcext:value-type="float">
            <text:p>8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ATURAL</text:p>
          </table:table-cell>
          <table:table-cell office:value-type="float" office:value="811" calcext:value-type="float">
            <text:p>8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O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Ligh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ARTIFICIAL</text:p>
          </table:table-cell>
          <table:table-cell office:value-type="float" office:value="806" calcext:value-type="float">
            <text:p>8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NATURAL</text:p>
          </table:table-cell>
          <table:table-cell office:value-type="float" office:value="805" calcext:value-type="float">
            <text:p>8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DARK</text:p>
          </table:table-cell>
          <table:table-cell office:value-type="float" office:value="804" calcext:value-type="float">
            <text:p>8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Roof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CONSTRUCTURED</text:p>
          </table:table-cell>
          <table:table-cell office:value-type="float" office:value="809" calcext:value-type="float">
            <text:p>8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ATURAL</text:p>
          </table:table-cell>
          <table:table-cell office:value-type="float" office:value="808" calcext:value-type="float">
            <text:p>8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O</text:p>
          </table:table-cell>
          <table:table-cell office:value-type="float" office:value="807" calcext:value-type="float">
            <text:p>8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Block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HIDDEN</text:p>
          </table:table-cell>
          <table:table-cell office:value-type="float" office:value="803" calcext:value-type="float">
            <text:p>8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VISIBLE</text:p>
          </table:table-cell>
          <table:table-cell office:value-type="float" office:value="802" calcext:value-type="float">
            <text:p>8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OOF</text:p>
          </table:table-cell>
          <table:table-cell office:value-type="float" office:value="801" calcext:value-type="float">
            <text:p>8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LOOR</text:p>
          </table:table-cell>
          <table:table-cell office:value-type="float" office:value="800" calcext:value-type="float">
            <text:p>8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</text:p>
          </table:table-cell>
          <table:table-cell office:value-type="float" office:value="799" calcext:value-type="float">
            <text:p>7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LIQUID</text:p>
          </table:table-cell>
          <table:table-cell office:value-type="float" office:value="798" calcext:value-type="float">
            <text:p>79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EMPTY</text:p>
          </table:table-cell>
          <table:table-cell office:value-type="float" office:value="797" calcext:value-type="float">
            <text:p>79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ILLED</text:p>
          </table:table-cell>
          <table:table-cell office:value-type="float" office:value="796" calcext:value-type="float">
            <text:p>79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Objec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844" calcext:value-type="float">
            <text:p>8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843" calcext:value-type="float">
            <text:p>8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842" calcext:value-type="float">
            <text:p>8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841" calcext:value-type="float">
            <text:p>8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840" calcext:value-type="float">
            <text:p>84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839" calcext:value-type="float">
            <text:p>83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838" calcext:value-type="float">
            <text:p>8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837" calcext:value-type="float">
            <text:p>8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836" calcext:value-type="float">
            <text:p>8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835" calcext:value-type="float">
            <text:p>8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834" calcext:value-type="float">
            <text:p>83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833" calcext:value-type="float">
            <text:p>8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832" calcext:value-type="float">
            <text:p>8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831" calcext:value-type="float">
            <text:p>8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829" calcext:value-type="float">
            <text:p>8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828" calcext:value-type="float">
            <text:p>8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827" calcext:value-type="float">
            <text:p>8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826" calcext:value-type="float">
            <text:p>8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W</text:p>
          </table:table-cell>
          <table:table-cell office:value-type="float" office:value="825" calcext:value-type="float">
            <text:p>8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824" calcext:value-type="float">
            <text:p>8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823" calcext:value-type="float">
            <text:p>8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822" calcext:value-type="float">
            <text:p>8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821" calcext:value-type="float">
            <text:p>8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819" calcext:value-type="float">
            <text:p>819</text:p>
          </table:table-cell>
          <table:table-cell table:number-columns-repeated="62"/>
        </table:table-row>
      </table:table>
      <table:table table:name="Stone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STONE</text:p>
          </table:table-cell>
          <table:table-cell office:value-type="float" office:value="800" calcext:value-type="float">
            <text:p>800</text:p>
          </table:table-cell>
          <table:table-cell table:formula="of:=DEC2HEX(BITAND([.$B2];HEX2DEC(&quot;ff&quot;)))" office:value-type="string" office:string-value="20" calcext:value-type="string">
            <text:p>2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32" calcext:value-type="float">
            <text:p>32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STONE" calcext:value-type="string">
            <text:p>SILTSTONE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799" calcext:value-type="float">
            <text:p>799</text:p>
          </table:table-cell>
          <table:table-cell table:formula="of:=DEC2HEX(BITAND([.$B3];HEX2DEC(&quot;ff&quot;)))" office:value-type="string" office:string-value="1F" calcext:value-type="string">
            <text:p>1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31" calcext:value-type="float">
            <text:p>31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HALE" calcext:value-type="string">
            <text:p>SHALE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798" calcext:value-type="float">
            <text:p>798</text:p>
          </table:table-cell>
          <table:table-cell table:formula="of:=DEC2HEX(BITAND([.$B4];HEX2DEC(&quot;ff&quot;)))" office:value-type="string" office:string-value="1E" calcext:value-type="string">
            <text:p>1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30" calcext:value-type="float">
            <text:p>30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ANDSTONE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ROCK-SALT</text:p>
          </table:table-cell>
          <table:table-cell office:value-type="float" office:value="797" calcext:value-type="float">
            <text:p>797</text:p>
          </table:table-cell>
          <table:table-cell table:formula="of:=DEC2HEX(BITAND([.$B5];HEX2DEC(&quot;ff&quot;)))" office:value-type="string" office:string-value="1D" calcext:value-type="string">
            <text:p>1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29" calcext:value-type="float">
            <text:p>2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ROCK-SALT" calcext:value-type="string">
            <text:p>ROCK-SALT</text:p>
          </table:table-cell>
        </table:table-row>
        <table:table-row table:style-name="ro1">
          <table:table-cell office:value-type="string" calcext:value-type="string">
            <text:p>MUDSTONE</text:p>
          </table:table-cell>
          <table:table-cell office:value-type="float" office:value="796" calcext:value-type="float">
            <text:p>796</text:p>
          </table:table-cell>
          <table:table-cell table:formula="of:=DEC2HEX(BITAND([.$B6];HEX2DEC(&quot;ff&quot;)))" office:value-type="string" office:string-value="1C" calcext:value-type="string">
            <text:p>1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28" calcext:value-type="float">
            <text:p>2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MUDSTONE" calcext:value-type="string">
            <text:p>MUDSTONE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float" office:value="795" calcext:value-type="float">
            <text:p>795</text:p>
          </table:table-cell>
          <table:table-cell table:formula="of:=DEC2HEX(BITAND([.$B7];HEX2DEC(&quot;ff&quot;)))" office:value-type="string" office:string-value="1B" calcext:value-type="string">
            <text:p>1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27" calcext:value-type="float">
            <text:p>27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LIMESTONE" calcext:value-type="string">
            <text:p>LIMESTONE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float" office:value="794" calcext:value-type="float">
            <text:p>794</text:p>
          </table:table-cell>
          <table:table-cell table:formula="of:=DEC2HEX(BITAND([.$B8];HEX2DEC(&quot;ff&quot;)))" office:value-type="string" office:string-value="1A" calcext:value-type="string">
            <text:p>1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26" calcext:value-type="float">
            <text:p>26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DOLOMITE" calcext:value-type="string">
            <text:p>DOLOMITE</text:p>
          </table:table-cell>
        </table:table-row>
        <table:table-row table:style-name="ro1">
          <table:table-cell office:value-type="string" calcext:value-type="string">
            <text:p>CONGLOMERATE</text:p>
          </table:table-cell>
          <table:table-cell office:value-type="float" office:value="793" calcext:value-type="float">
            <text:p>793</text:p>
          </table:table-cell>
          <table:table-cell table:formula="of:=DEC2HEX(BITAND([.$B9];HEX2DEC(&quot;ff&quot;)))" office:value-type="string" office:string-value="19" calcext:value-type="string">
            <text:p>1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25" calcext:value-type="float">
            <text:p>25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CONGLOMERATE" calcext:value-type="string">
            <text:p>CONGLOMERATE</text:p>
          </table:table-cell>
        </table:table-row>
        <table:table-row table:style-name="ro1">
          <table:table-cell office:value-type="string" calcext:value-type="string">
            <text:p>CLAYSTONE</text:p>
          </table:table-cell>
          <table:table-cell office:value-type="float" office:value="792" calcext:value-type="float">
            <text:p>792</text:p>
          </table:table-cell>
          <table:table-cell table:formula="of:=DEC2HEX(BITAND([.$B10];HEX2DEC(&quot;ff&quot;)))" office:value-type="string" office:string-value="18" calcext:value-type="string">
            <text:p>18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24" calcext:value-type="float">
            <text:p>24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LAYSTONE" calcext:value-type="string">
            <text:p>CLAYSTONE</text:p>
          </table:table-cell>
        </table:table-row>
        <table:table-row table:style-name="ro1">
          <table:table-cell office:value-type="string" calcext:value-type="string">
            <text:p>CHERT</text:p>
          </table:table-cell>
          <table:table-cell office:value-type="float" office:value="791" calcext:value-type="float">
            <text:p>791</text:p>
          </table:table-cell>
          <table:table-cell table:formula="of:=DEC2HEX(BITAND([.$B11];HEX2DEC(&quot;ff&quot;)))" office:value-type="string" office:string-value="17" calcext:value-type="string">
            <text:p>17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23" calcext:value-type="float">
            <text:p>23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CHERT" calcext:value-type="string">
            <text:p>CHERT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float" office:value="790" calcext:value-type="float">
            <text:p>790</text:p>
          </table:table-cell>
          <table:table-cell table:formula="of:=DEC2HEX(BITAND([.$B12];HEX2DEC(&quot;ff&quot;)))" office:value-type="string" office:string-value="16" calcext:value-type="string">
            <text:p>16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22" calcext:value-type="float">
            <text:p>22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CHALK" calcext:value-type="string">
            <text:p>CHALK</text:p>
          </table:table-cell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804" calcext:value-type="float">
            <text:p>804</text:p>
          </table:table-cell>
          <table:table-cell table:formula="of:=DEC2HEX(BITAND([.$B13];HEX2DEC(&quot;ff&quot;)))" office:value-type="string" office:string-value="24" calcext:value-type="string">
            <text:p>24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36" calcext:value-type="float">
            <text:p>36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GRANITE" calcext:value-type="string">
            <text:p>GRANITE</text:p>
          </table:table-cell>
        </table:table-row>
        <table:table-row table:style-name="ro1">
          <table:table-cell office:value-type="string" calcext:value-type="string">
            <text:p>GABBRO</text:p>
          </table:table-cell>
          <table:table-cell office:value-type="float" office:value="803" calcext:value-type="float">
            <text:p>803</text:p>
          </table:table-cell>
          <table:table-cell table:formula="of:=DEC2HEX(BITAND([.$B14];HEX2DEC(&quot;ff&quot;)))" office:value-type="string" office:string-value="23" calcext:value-type="string">
            <text:p>23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35" calcext:value-type="float">
            <text:p>35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GABBRO" calcext:value-type="string">
            <text:p>GABBRO</text:p>
          </table:table-cell>
        </table:table-row>
        <table:table-row table:style-name="ro1">
          <table:table-cell office:value-type="string" calcext:value-type="string">
            <text:p>DIORITE</text:p>
          </table:table-cell>
          <table:table-cell office:value-type="float" office:value="802" calcext:value-type="float">
            <text:p>802</text:p>
          </table:table-cell>
          <table:table-cell table:formula="of:=DEC2HEX(BITAND([.$B15];HEX2DEC(&quot;ff&quot;)))" office:value-type="string" office:string-value="22" calcext:value-type="string">
            <text:p>22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34" calcext:value-type="float">
            <text:p>34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DIORITE" calcext:value-type="string">
            <text:p>DIORITE</text:p>
          </table:table-cell>
        </table:table-row>
        <table:table-row table:style-name="ro1">
          <table:table-cell office:value-type="string" calcext:value-type="string">
            <text:p>RHYOLITE</text:p>
          </table:table-cell>
          <table:table-cell office:value-type="float" office:value="810" calcext:value-type="float">
            <text:p>810</text:p>
          </table:table-cell>
          <table:table-cell table:formula="of:=DEC2HEX(BITAND([.$B16];HEX2DEC(&quot;ff&quot;)))" office:value-type="string" office:string-value="2A" calcext:value-type="string">
            <text:p>2A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42" calcext:value-type="float">
            <text:p>42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RHYOLITE" calcext:value-type="string">
            <text:p>RHYOLITE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809" calcext:value-type="float">
            <text:p>809</text:p>
          </table:table-cell>
          <table:table-cell table:formula="of:=DEC2HEX(BITAND([.$B17];HEX2DEC(&quot;ff&quot;)))" office:value-type="string" office:string-value="29" calcext:value-type="string">
            <text:p>29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41" calcext:value-type="float">
            <text:p>41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OBSIDIAN" calcext:value-type="string">
            <text:p>OBSIDIAN</text:p>
          </table:table-cell>
        </table:table-row>
        <table:table-row table:style-name="ro1">
          <table:table-cell office:value-type="string" calcext:value-type="string">
            <text:p>DACITE</text:p>
          </table:table-cell>
          <table:table-cell office:value-type="float" office:value="808" calcext:value-type="float">
            <text:p>808</text:p>
          </table:table-cell>
          <table:table-cell table:formula="of:=DEC2HEX(BITAND([.$B18];HEX2DEC(&quot;ff&quot;)))" office:value-type="string" office:string-value="28" calcext:value-type="string">
            <text:p>28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40" calcext:value-type="float">
            <text:p>40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DACITE" calcext:value-type="string">
            <text:p>DACITE</text:p>
          </table:table-cell>
        </table:table-row>
        <table:table-row table:style-name="ro1">
          <table:table-cell office:value-type="string" calcext:value-type="string">
            <text:p>BASALT</text:p>
          </table:table-cell>
          <table:table-cell office:value-type="float" office:value="807" calcext:value-type="float">
            <text:p>807</text:p>
          </table:table-cell>
          <table:table-cell table:formula="of:=DEC2HEX(BITAND([.$B19];HEX2DEC(&quot;ff&quot;)))" office:value-type="string" office:string-value="27" calcext:value-type="string">
            <text:p>27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39" calcext:value-type="float">
            <text:p>39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BASALT" calcext:value-type="string">
            <text:p>BASALT</text:p>
          </table:table-cell>
        </table:table-row>
        <table:table-row table:style-name="ro1">
          <table:table-cell office:value-type="string" calcext:value-type="string">
            <text:p>ANDESITE</text:p>
          </table:table-cell>
          <table:table-cell office:value-type="float" office:value="806" calcext:value-type="float">
            <text:p>806</text:p>
          </table:table-cell>
          <table:table-cell table:formula="of:=DEC2HEX(BITAND([.$B20];HEX2DEC(&quot;ff&quot;)))" office:value-type="string" office:string-value="26" calcext:value-type="string">
            <text:p>26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38" calcext:value-type="float">
            <text:p>38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ANDESITE" calcext:value-type="string">
            <text:p>ANDESITE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817" calcext:value-type="float">
            <text:p>817</text:p>
          </table:table-cell>
          <table:table-cell table:formula="of:=DEC2HEX(BITAND([.$B21];HEX2DEC(&quot;ff&quot;)))" office:value-type="string" office:string-value="31" calcext:value-type="string">
            <text:p>31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49" calcext:value-type="float">
            <text:p>49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SLATE" calcext:value-type="string">
            <text:p>SLATE</text:p>
          </table:table-cell>
        </table:table-row>
        <table:table-row table:style-name="ro1">
          <table:table-cell office:value-type="string" calcext:value-type="string">
            <text:p>SCHIST</text:p>
          </table:table-cell>
          <table:table-cell office:value-type="float" office:value="816" calcext:value-type="float">
            <text:p>816</text:p>
          </table:table-cell>
          <table:table-cell table:formula="of:=DEC2HEX(BITAND([.$B22];HEX2DEC(&quot;ff&quot;)))" office:value-type="string" office:string-value="30" calcext:value-type="string">
            <text:p>30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48" calcext:value-type="float">
            <text:p>48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SCHIST" calcext:value-type="string">
            <text:p>SCHIST</text:p>
          </table:table-cell>
        </table:table-row>
        <table:table-row table:style-name="ro1">
          <table:table-cell office:value-type="string" calcext:value-type="string">
            <text:p>QUARTZITE</text:p>
          </table:table-cell>
          <table:table-cell office:value-type="float" office:value="815" calcext:value-type="float">
            <text:p>815</text:p>
          </table:table-cell>
          <table:table-cell table:formula="of:=DEC2HEX(BITAND([.$B23];HEX2DEC(&quot;ff&quot;)))" office:value-type="string" office:string-value="2F" calcext:value-type="string">
            <text:p>2F</text:p>
          </table:table-cell>
          <table:table-cell table:formula="of:=DEC2HEX(BITRSHIFT(BITAND([.$B23];HEX2DEC(&quot;ff00&quot;));8))" office:value-type="string" office:string-value="3" calcext:value-type="string">
            <text:p>3</text:p>
          </table:table-cell>
          <table:table-cell table:formula="of:=DEC2HEX(BITRSHIFT(BITAND([.$B23];HEX2DEC(&quot;ff0000&quot;));16))" office:value-type="string" office:string-value="0" calcext:value-type="string">
            <text:p>0</text:p>
          </table:table-cell>
          <table:table-cell/>
          <table:table-cell table:formula="of:=HEX2DEC([.C23])" office:value-type="float" office:value="47" calcext:value-type="float">
            <text:p>47</text:p>
          </table:table-cell>
          <table:table-cell table:formula="of:=HEX2DEC([.D23])" office:value-type="float" office:value="3" calcext:value-type="float">
            <text:p>3</text:p>
          </table:table-cell>
          <table:table-cell table:formula="of:=HEX2DEC([.E23])" office:value-type="float" office:value="0" calcext:value-type="float">
            <text:p>0</text:p>
          </table:table-cell>
          <table:table-cell table:formula="of:=[.A23]" office:value-type="string" office:string-value="QUARTZITE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PHYLLITE</text:p>
          </table:table-cell>
          <table:table-cell office:value-type="float" office:value="814" calcext:value-type="float">
            <text:p>814</text:p>
          </table:table-cell>
          <table:table-cell table:formula="of:=DEC2HEX(BITAND([.$B24];HEX2DEC(&quot;ff&quot;)))" office:value-type="string" office:string-value="2E" calcext:value-type="string">
            <text:p>2E</text:p>
          </table:table-cell>
          <table:table-cell table:formula="of:=DEC2HEX(BITRSHIFT(BITAND([.$B24];HEX2DEC(&quot;ff00&quot;));8))" office:value-type="string" office:string-value="3" calcext:value-type="string">
            <text:p>3</text:p>
          </table:table-cell>
          <table:table-cell table:formula="of:=DEC2HEX(BITRSHIFT(BITAND([.$B24];HEX2DEC(&quot;ff0000&quot;));16))" office:value-type="string" office:string-value="0" calcext:value-type="string">
            <text:p>0</text:p>
          </table:table-cell>
          <table:table-cell/>
          <table:table-cell table:formula="of:=HEX2DEC([.C24])" office:value-type="float" office:value="46" calcext:value-type="float">
            <text:p>46</text:p>
          </table:table-cell>
          <table:table-cell table:formula="of:=HEX2DEC([.D24])" office:value-type="float" office:value="3" calcext:value-type="float">
            <text:p>3</text:p>
          </table:table-cell>
          <table:table-cell table:formula="of:=HEX2DEC([.E24])" office:value-type="float" office:value="0" calcext:value-type="float">
            <text:p>0</text:p>
          </table:table-cell>
          <table:table-cell table:formula="of:=[.A24]" office:value-type="string" office:string-value="PHYLLITE" calcext:value-type="string">
            <text:p>PHYLLITE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float" office:value="813" calcext:value-type="float">
            <text:p>813</text:p>
          </table:table-cell>
          <table:table-cell table:formula="of:=DEC2HEX(BITAND([.$B25];HEX2DEC(&quot;ff&quot;)))" office:value-type="string" office:string-value="2D" calcext:value-type="string">
            <text:p>2D</text:p>
          </table:table-cell>
          <table:table-cell table:formula="of:=DEC2HEX(BITRSHIFT(BITAND([.$B25];HEX2DEC(&quot;ff00&quot;));8))" office:value-type="string" office:string-value="3" calcext:value-type="string">
            <text:p>3</text:p>
          </table:table-cell>
          <table:table-cell table:formula="of:=DEC2HEX(BITRSHIFT(BITAND([.$B25];HEX2DEC(&quot;ff0000&quot;));16))" office:value-type="string" office:string-value="0" calcext:value-type="string">
            <text:p>0</text:p>
          </table:table-cell>
          <table:table-cell/>
          <table:table-cell table:formula="of:=HEX2DEC([.C25])" office:value-type="float" office:value="45" calcext:value-type="float">
            <text:p>45</text:p>
          </table:table-cell>
          <table:table-cell table:formula="of:=HEX2DEC([.D25])" office:value-type="float" office:value="3" calcext:value-type="float">
            <text:p>3</text:p>
          </table:table-cell>
          <table:table-cell table:formula="of:=HEX2DEC([.E25])" office:value-type="float" office:value="0" calcext:value-type="float">
            <text:p>0</text:p>
          </table:table-cell>
          <table:table-cell table:formula="of:=[.A25]" office:value-type="string" office:string-value="MARBLE" calcext:value-type="string">
            <text:p>MARBLE</text:p>
          </table:table-cell>
        </table:table-row>
        <table:table-row table:style-name="ro1">
          <table:table-cell office:value-type="string" calcext:value-type="string">
            <text:p>GNEISS</text:p>
          </table:table-cell>
          <table:table-cell office:value-type="float" office:value="812" calcext:value-type="float">
            <text:p>812</text:p>
          </table:table-cell>
          <table:table-cell table:formula="of:=DEC2HEX(BITAND([.$B26];HEX2DEC(&quot;ff&quot;)))" office:value-type="string" office:string-value="2C" calcext:value-type="string">
            <text:p>2C</text:p>
          </table:table-cell>
          <table:table-cell table:formula="of:=DEC2HEX(BITRSHIFT(BITAND([.$B26];HEX2DEC(&quot;ff00&quot;));8))" office:value-type="string" office:string-value="3" calcext:value-type="string">
            <text:p>3</text:p>
          </table:table-cell>
          <table:table-cell table:formula="of:=DEC2HEX(BITRSHIFT(BITAND([.$B26];HEX2DEC(&quot;ff0000&quot;));16))" office:value-type="string" office:string-value="0" calcext:value-type="string">
            <text:p>0</text:p>
          </table:table-cell>
          <table:table-cell/>
          <table:table-cell table:formula="of:=HEX2DEC([.C26])" office:value-type="float" office:value="44" calcext:value-type="float">
            <text:p>44</text:p>
          </table:table-cell>
          <table:table-cell table:formula="of:=HEX2DEC([.D26])" office:value-type="float" office:value="3" calcext:value-type="float">
            <text:p>3</text:p>
          </table:table-cell>
          <table:table-cell table:formula="of:=HEX2DEC([.E26])" office:value-type="float" office:value="0" calcext:value-type="float">
            <text:p>0</text:p>
          </table:table-cell>
          <table:table-cell table:formula="of:=[.A26]" office:value-type="string" office:string-value="GNEISS" calcext:value-type="string">
            <text:p>GNEISS</text:p>
          </table:table-cell>
        </table:table-row>
      </table:table>
      <table:table table:name="Soi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-LOAM</text:p>
          </table:table-cell>
          <table:table-cell office:value-type="float" office:value="864" calcext:value-type="float">
            <text:p>864</text:p>
          </table:table-cell>
          <table:table-cell table:formula="of:=DEC2HEX(BITAND([.$B2];HEX2DEC(&quot;ff&quot;)))" office:value-type="string" office:string-value="60" calcext:value-type="string">
            <text:p>6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96" calcext:value-type="float">
            <text:p>96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-LOAM" calcext:value-type="string">
            <text:p>SILT-LOAM</text:p>
          </table:table-cell>
        </table:table-row>
        <table:table-row table:style-name="ro1">
          <table:table-cell office:value-type="string" calcext:value-type="string">
            <text:p>SILTY-CLAY-LOAM</text:p>
          </table:table-cell>
          <table:table-cell office:value-type="float" office:value="863" calcext:value-type="float">
            <text:p>863</text:p>
          </table:table-cell>
          <table:table-cell table:formula="of:=DEC2HEX(BITAND([.$B3];HEX2DEC(&quot;ff&quot;)))" office:value-type="string" office:string-value="5F" calcext:value-type="string">
            <text:p>5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95" calcext:value-type="float">
            <text:p>95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ILTY-CLAY-LOAM" calcext:value-type="string">
            <text:p>SILTY-CLAY-LOAM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862" calcext:value-type="float">
            <text:p>862</text:p>
          </table:table-cell>
          <table:table-cell table:formula="of:=DEC2HEX(BITAND([.$B4];HEX2DEC(&quot;ff&quot;)))" office:value-type="string" office:string-value="5E" calcext:value-type="string">
            <text:p>5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94" calcext:value-type="float">
            <text:p>94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ILT" calcext:value-type="string">
            <text:p>SILT</text:p>
          </table:table-cell>
        </table:table-row>
        <table:table-row table:style-name="ro1">
          <table:table-cell office:value-type="string" calcext:value-type="string">
            <text:p>SANDY-LOAM</text:p>
          </table:table-cell>
          <table:table-cell office:value-type="float" office:value="861" calcext:value-type="float">
            <text:p>861</text:p>
          </table:table-cell>
          <table:table-cell table:formula="of:=DEC2HEX(BITAND([.$B5];HEX2DEC(&quot;ff&quot;)))" office:value-type="string" office:string-value="5D" calcext:value-type="string">
            <text:p>5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3" calcext:value-type="float">
            <text:p>93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SANDY-LOAM" calcext:value-type="string">
            <text:p>SANDY-LOAM</text:p>
          </table:table-cell>
        </table:table-row>
        <table:table-row table:style-name="ro1">
          <table:table-cell office:value-type="string" calcext:value-type="string">
            <text:p>SANDY-CLAY-LOAM</text:p>
          </table:table-cell>
          <table:table-cell office:value-type="float" office:value="860" calcext:value-type="float">
            <text:p>860</text:p>
          </table:table-cell>
          <table:table-cell table:formula="of:=DEC2HEX(BITAND([.$B6];HEX2DEC(&quot;ff&quot;)))" office:value-type="string" office:string-value="5C" calcext:value-type="string">
            <text:p>5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2" calcext:value-type="float">
            <text:p>92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SANDY-CLAY-LOAM" calcext:value-type="string">
            <text:p>SANDY-CLAY-LOAM</text:p>
          </table:table-cell>
        </table:table-row>
        <table:table-row table:style-name="ro1">
          <table:table-cell office:value-type="string" calcext:value-type="string">
            <text:p>PEAT</text:p>
          </table:table-cell>
          <table:table-cell office:value-type="float" office:value="859" calcext:value-type="float">
            <text:p>859</text:p>
          </table:table-cell>
          <table:table-cell table:formula="of:=DEC2HEX(BITAND([.$B7];HEX2DEC(&quot;ff&quot;)))" office:value-type="string" office:string-value="5B" calcext:value-type="string">
            <text:p>5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91" calcext:value-type="float">
            <text:p>91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PEAT" calcext:value-type="string">
            <text:p>PEAT</text:p>
          </table:table-cell>
        </table:table-row>
        <table:table-row table:style-name="ro1">
          <table:table-cell office:value-type="string" calcext:value-type="string">
            <text:p>LOAMY-SAND</text:p>
          </table:table-cell>
          <table:table-cell office:value-type="float" office:value="858" calcext:value-type="float">
            <text:p>858</text:p>
          </table:table-cell>
          <table:table-cell table:formula="of:=DEC2HEX(BITAND([.$B8];HEX2DEC(&quot;ff&quot;)))" office:value-type="string" office:string-value="5A" calcext:value-type="string">
            <text:p>5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90" calcext:value-type="float">
            <text:p>90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LOAMY-SAND" calcext:value-type="string">
            <text:p>LOAMY-SAND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857" calcext:value-type="float">
            <text:p>857</text:p>
          </table:table-cell>
          <table:table-cell table:formula="of:=DEC2HEX(BITAND([.$B9];HEX2DEC(&quot;ff&quot;)))" office:value-type="string" office:string-value="59" calcext:value-type="string">
            <text:p>5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89" calcext:value-type="float">
            <text:p>89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LOAM" calcext:value-type="string">
            <text:p>LOAM</text:p>
          </table:table-cell>
        </table:table-row>
        <table:table-row table:style-name="ro1">
          <table:table-cell office:value-type="string" calcext:value-type="string">
            <text:p>CALCAREOUS-OOZE</text:p>
          </table:table-cell>
          <table:table-cell office:value-type="float" office:value="854" calcext:value-type="float">
            <text:p>854</text:p>
          </table:table-cell>
          <table:table-cell table:formula="of:=DEC2HEX(BITAND([.$B10];HEX2DEC(&quot;ff&quot;)))" office:value-type="string" office:string-value="56" calcext:value-type="string">
            <text:p>56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86" calcext:value-type="float">
            <text:p>86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ALCAREOUS-OOZE" calcext:value-type="string">
            <text:p>CALCAREOUS-OOZE</text:p>
          </table:table-cell>
        </table:table-row>
        <table:table-row table:style-name="ro1">
          <table:table-cell office:value-type="string" calcext:value-type="string">
            <text:p>SILICEOUS-OOZE</text:p>
          </table:table-cell>
          <table:table-cell office:value-type="float" office:value="853" calcext:value-type="float">
            <text:p>853</text:p>
          </table:table-cell>
          <table:table-cell table:formula="of:=DEC2HEX(BITAND([.$B11];HEX2DEC(&quot;ff&quot;)))" office:value-type="string" office:string-value="55" calcext:value-type="string">
            <text:p>55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85" calcext:value-type="float">
            <text:p>85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SILICEOUS-OOZE" calcext:value-type="string">
            <text:p>SILICEOUS-OOZE</text:p>
          </table:table-cell>
        </table:table-row>
        <table:table-row table:style-name="ro1">
          <table:table-cell office:value-type="string" calcext:value-type="string">
            <text:p>PELAGIC-CLAY</text:p>
          </table:table-cell>
          <table:table-cell office:value-type="float" office:value="852" calcext:value-type="float">
            <text:p>852</text:p>
          </table:table-cell>
          <table:table-cell table:formula="of:=DEC2HEX(BITAND([.$B12];HEX2DEC(&quot;ff&quot;)))" office:value-type="string" office:string-value="54" calcext:value-type="string">
            <text:p>54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84" calcext:value-type="float">
            <text:p>84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PELAGIC-CLAY" calcext:value-type="string">
            <text:p>PELAGIC-CLAY</text:p>
          </table:table-cell>
        </table:table-row>
        <table:table-row table:style-name="ro1">
          <table:table-cell office:value-type="string" calcext:value-type="string">
            <text:p>YELLOW-SAND</text:p>
          </table:table-cell>
          <table:table-cell office:value-type="float" office:value="850" calcext:value-type="float">
            <text:p>850</text:p>
          </table:table-cell>
          <table:table-cell table:formula="of:=DEC2HEX(BITAND([.$B13];HEX2DEC(&quot;ff&quot;)))" office:value-type="string" office:string-value="52" calcext:value-type="string">
            <text:p>52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82" calcext:value-type="float">
            <text:p>82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YELLOW-SAND" calcext:value-type="string">
            <text:p>YELLOW-SAND</text:p>
          </table:table-cell>
        </table:table-row>
        <table:table-row table:style-name="ro1">
          <table:table-cell office:value-type="string" calcext:value-type="string">
            <text:p>WHITE-SAND</text:p>
          </table:table-cell>
          <table:table-cell office:value-type="float" office:value="849" calcext:value-type="float">
            <text:p>849</text:p>
          </table:table-cell>
          <table:table-cell table:formula="of:=DEC2HEX(BITAND([.$B14];HEX2DEC(&quot;ff&quot;)))" office:value-type="string" office:string-value="51" calcext:value-type="string">
            <text:p>51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81" calcext:value-type="float">
            <text:p>81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WHITE-SAND" calcext:value-type="string">
            <text:p>WHITE-SAND</text:p>
          </table:table-cell>
        </table:table-row>
        <table:table-row table:style-name="ro1">
          <table:table-cell office:value-type="string" calcext:value-type="string">
            <text:p>RED-SAND</text:p>
          </table:table-cell>
          <table:table-cell office:value-type="float" office:value="848" calcext:value-type="float">
            <text:p>848</text:p>
          </table:table-cell>
          <table:table-cell table:formula="of:=DEC2HEX(BITAND([.$B15];HEX2DEC(&quot;ff&quot;)))" office:value-type="string" office:string-value="50" calcext:value-type="string">
            <text:p>50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80" calcext:value-type="float">
            <text:p>80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RED-SAND" calcext:value-type="string">
            <text:p>RED-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float" office:value="847" calcext:value-type="float">
            <text:p>847</text:p>
          </table:table-cell>
          <table:table-cell table:formula="of:=DEC2HEX(BITAND([.$B16];HEX2DEC(&quot;ff&quot;)))" office:value-type="string" office:string-value="4F" calcext:value-type="string">
            <text:p>4F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79" calcext:value-type="float">
            <text:p>79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BLACK-SAND" calcext:value-type="string">
            <text:p>BLACK-SAND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778" calcext:value-type="float">
            <text:p>778</text:p>
          </table:table-cell>
          <table:table-cell table:formula="of:=DEC2HEX(BITAND([.$B17];HEX2DEC(&quot;ff&quot;)))" office:value-type="string" office:string-value="A" calcext:value-type="string">
            <text:p>A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10" calcext:value-type="float">
            <text:p>10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SAND" calcext:value-type="string">
            <text:p>SAND</text:p>
          </table:table-cell>
        </table:table-row>
        <table:table-row table:style-name="ro1">
          <table:table-cell office:value-type="string" calcext:value-type="string">
            <text:p>FIRE-CLAY</text:p>
          </table:table-cell>
          <table:table-cell office:value-type="float" office:value="845" calcext:value-type="float">
            <text:p>845</text:p>
          </table:table-cell>
          <table:table-cell table:formula="of:=DEC2HEX(BITAND([.$B18];HEX2DEC(&quot;ff&quot;)))" office:value-type="string" office:string-value="4D" calcext:value-type="string">
            <text:p>4D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77" calcext:value-type="float">
            <text:p>77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FIRE-CLAY" calcext:value-type="string">
            <text:p>FIRE-CLAY</text:p>
          </table:table-cell>
        </table:table-row>
        <table:table-row table:style-name="ro1">
          <table:table-cell office:value-type="string" calcext:value-type="string">
            <text:p>SILTY-CLAY</text:p>
          </table:table-cell>
          <table:table-cell office:value-type="float" office:value="844" calcext:value-type="float">
            <text:p>844</text:p>
          </table:table-cell>
          <table:table-cell table:formula="of:=DEC2HEX(BITAND([.$B19];HEX2DEC(&quot;ff&quot;)))" office:value-type="string" office:string-value="4C" calcext:value-type="string">
            <text:p>4C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76" calcext:value-type="float">
            <text:p>76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SILTY-CLAY" calcext:value-type="string">
            <text:p>SILTY-CLAY</text:p>
          </table:table-cell>
        </table:table-row>
        <table:table-row table:style-name="ro1">
          <table:table-cell office:value-type="string" calcext:value-type="string">
            <text:p>SANDY-CLAY</text:p>
          </table:table-cell>
          <table:table-cell office:value-type="float" office:value="843" calcext:value-type="float">
            <text:p>843</text:p>
          </table:table-cell>
          <table:table-cell table:formula="of:=DEC2HEX(BITAND([.$B20];HEX2DEC(&quot;ff&quot;)))" office:value-type="string" office:string-value="4B" calcext:value-type="string">
            <text:p>4B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75" calcext:value-type="float">
            <text:p>75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SANDY-CLAY" calcext:value-type="string">
            <text:p>SANDY-CLAY</text:p>
          </table:table-cell>
        </table:table-row>
        <table:table-row table:style-name="ro1">
          <table:table-cell office:value-type="string" calcext:value-type="string">
            <text:p>CLAY-LOAM</text:p>
          </table:table-cell>
          <table:table-cell office:value-type="float" office:value="842" calcext:value-type="float">
            <text:p>842</text:p>
          </table:table-cell>
          <table:table-cell table:formula="of:=DEC2HEX(BITAND([.$B21];HEX2DEC(&quot;ff&quot;)))" office:value-type="string" office:string-value="4A" calcext:value-type="string">
            <text:p>4A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74" calcext:value-type="float">
            <text:p>74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CLAY-LOAM" calcext:value-type="string">
            <text:p>CLAY-LOAM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779" calcext:value-type="float">
            <text:p>779</text:p>
          </table:table-cell>
          <table:table-cell table:formula="of:=DEC2HEX(BITAND([.$B22];HEX2DEC(&quot;ff&quot;)))" office:value-type="string" office:string-value="B" calcext:value-type="string">
            <text:p>B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11" calcext:value-type="float">
            <text:p>11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CLAY" calcext:value-type="string">
            <text:p>CLAY</text:p>
          </table:table-cell>
        </table:table-row>
      </table:table>
      <table:table table:name="Gas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ULFUR-DIOXIDE</text:p>
          </table:table-cell>
          <table:table-cell office:value-type="float" office:value="872" calcext:value-type="float">
            <text:p>872</text:p>
          </table:table-cell>
          <table:table-cell table:formula="of:=DEC2HEX(BITAND([.$B2];HEX2DEC(&quot;ff&quot;)))" office:value-type="string" office:string-value="68" calcext:value-type="string">
            <text:p>68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4" calcext:value-type="float">
            <text:p>104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ULFUR-DIOXIDE" calcext:value-type="string">
            <text:p>SULFUR-DIOXIDE</text:p>
          </table:table-cell>
        </table:table-row>
        <table:table-row table:style-name="ro1">
          <table:table-cell office:value-type="string" calcext:value-type="string">
            <text:p>CARBON-DIOXIDE</text:p>
          </table:table-cell>
          <table:table-cell office:value-type="float" office:value="871" calcext:value-type="float">
            <text:p>871</text:p>
          </table:table-cell>
          <table:table-cell table:formula="of:=DEC2HEX(BITAND([.$B3];HEX2DEC(&quot;ff&quot;)))" office:value-type="string" office:string-value="67" calcext:value-type="string">
            <text:p>67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3" calcext:value-type="float">
            <text:p>103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CARBON-DIOXIDE" calcext:value-type="string">
            <text:p>CARBON-DIOXIDE</text:p>
          </table:table-cell>
        </table:table-row>
        <table:table-row table:style-name="ro1">
          <table:table-cell office:value-type="string" calcext:value-type="string">
            <text:p>POLLUTED-OXYGEN</text:p>
          </table:table-cell>
          <table:table-cell office:value-type="float" office:value="869" calcext:value-type="float">
            <text:p>869</text:p>
          </table:table-cell>
          <table:table-cell table:formula="of:=DEC2HEX(BITAND([.$B4];HEX2DEC(&quot;ff&quot;)))" office:value-type="string" office:string-value="65" calcext:value-type="string">
            <text:p>65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101" calcext:value-type="float">
            <text:p>101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POLLUTED-OXYGEN" calcext:value-type="string">
            <text:p>POLLUTED-OXYGEN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867" calcext:value-type="float">
            <text:p>867</text:p>
          </table:table-cell>
          <table:table-cell table:formula="of:=DEC2HEX(BITAND([.$B5];HEX2DEC(&quot;ff&quot;)))" office:value-type="string" office:string-value="63" calcext:value-type="string">
            <text:p>63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9" calcext:value-type="float">
            <text:p>9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OXYGEN" calcext:value-type="string">
            <text:p>OXYGEN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866" calcext:value-type="float">
            <text:p>866</text:p>
          </table:table-cell>
          <table:table-cell table:formula="of:=DEC2HEX(BITAND([.$B6];HEX2DEC(&quot;ff&quot;)))" office:value-type="string" office:string-value="62" calcext:value-type="string">
            <text:p>62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8" calcext:value-type="float">
            <text:p>9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VACUUM" calcext:value-type="string">
            <text:p>VACUUM</text:p>
          </table:table-cell>
        </table:table-row>
      </table:table>
      <table:table table:name="Liquid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MAGMA</text:p>
          </table:table-cell>
          <table:table-cell office:value-type="float" office:value="875" calcext:value-type="float">
            <text:p>875</text:p>
          </table:table-cell>
          <table:table-cell table:formula="of:=DEC2HEX(BITAND([.$B2];HEX2DEC(&quot;ff&quot;)))" office:value-type="string" office:string-value="6B" calcext:value-type="string">
            <text:p>6B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7" calcext:value-type="float">
            <text:p>107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MAGMA" calcext:value-type="string">
            <text:p>MAGMA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874" calcext:value-type="float">
            <text:p>874</text:p>
          </table:table-cell>
          <table:table-cell table:formula="of:=DEC2HEX(BITAND([.$B3];HEX2DEC(&quot;ff&quot;)))" office:value-type="string" office:string-value="6A" calcext:value-type="string">
            <text:p>6A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6" calcext:value-type="float">
            <text:p>106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WATER" calcext:value-type="string">
            <text:p>WATER</text:p>
          </table:table-cell>
        </table:table-row>
      </table:table>
      <table:table table:name="BlockObject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Object</text:p>
          </table:table-cell>
          <table:table-cell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16" office:value-type="string" calcext:value-type="string">
            <text:p>BLOCK-RAMP-CORNER-SW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965" calcext:value-type="float">
            <text:p>965</text:p>
          </table:table-cell>
        </table:table-row>
      </table:table>
      <table:table table:name="Id to Material" table:style-name="ta1">
        <table:table-column table:style-name="co2" table:default-cell-style-name="Default"/>
        <table:table-column table:style-name="co5" table:default-cell-style-name="ce18"/>
        <table:table-column table:style-name="co6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material</text:p>
          </table:table-cell>
        </table:table-row>
        <table:table-row table:style-name="ro2">
          <table:table-cell/>
          <table:table-cell table:style-name="ce17" office:value-type="float" office:value="3856880631809" calcext:value-type="float">
            <text:p>3856880631809</text:p>
          </table:table-cell>
          <table:table-cell table:formula="of:=BITRSHIFT([.B3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43348019201" calcext:value-type="float">
            <text:p>3543348019201</text:p>
          </table:table-cell>
          <table:table-cell table:formula="of:=BITRSHIFT([.B4];32)" office:value-type="float" office:value="825" calcext:value-type="float">
            <text:p>825</text:p>
          </table:table-cell>
        </table:table-row>
        <table:table-row table:style-name="ro2">
          <table:table-cell/>
          <table:table-cell office:value-type="float" office:value="3822520893441" calcext:value-type="float">
            <text:p>3822520893441</text:p>
          </table:table-cell>
          <table:table-cell table:formula="of:=BITRSHIFT([.B5];32)" office:value-type="float" office:value="890" calcext:value-type="float">
            <text:p>890</text:p>
          </table:table-cell>
        </table:table-row>
        <table:table-row table:style-name="ro1">
          <table:table-cell/>
          <table:table-cell table:style-name="Default" office:value-type="float" office:value="3813930958849" calcext:value-type="float">
            <text:p>3813930958849</text:p>
          </table:table-cell>
          <table:table-cell table:formula="of:=BITRSHIFT([.B6];32)" office:value-type="float" office:value="888" calcext:value-type="float">
            <text:p>888</text:p>
          </table:table-cell>
        </table:table-row>
        <table:table-row table:style-name="ro2">
          <table:table-cell/>
          <table:table-cell office:value-type="float" office:value="3985729650689" calcext:value-type="float">
            <text:p>3985729650689</text:p>
          </table:table-cell>
          <table:table-cell table:formula="of:=BITRSHIFT([.B7];32)" office:value-type="float" office:value="928" calcext:value-type="float">
            <text:p>928</text:p>
          </table:table-cell>
        </table:table-row>
        <table:table-row table:style-name="ro2">
          <table:table-cell/>
          <table:table-cell office:value-type="float" office:value="3783866187777" calcext:value-type="float">
            <text:p>3783866187777</text:p>
          </table:table-cell>
          <table:table-cell table:formula="of:=BITRSHIFT([.B8];32)" office:value-type="float" office:value="881" calcext:value-type="float">
            <text:p>881</text:p>
          </table:table-cell>
        </table:table-row>
        <table:table-row table:style-name="ro1">
          <table:table-cell/>
          <table:table-cell table:style-name="ce19" office:value-type="float" office:value="3856880631809" calcext:value-type="float">
            <text:p>3856880631809</text:p>
          </table:table-cell>
          <table:table-cell table:formula="of:=BITRSHIFT([.B9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17578215425" calcext:value-type="float">
            <text:p>3517578215425</text:p>
          </table:table-cell>
          <table:table-cell table:formula="of:=BITRSHIFT([.B10];32)" office:value-type="float" office:value="819" calcext:value-type="float">
            <text:p>819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1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2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998614552577" calcext:value-type="float">
            <text:p>3998614552577</text:p>
          </table:table-cell>
          <table:table-cell table:formula="of:=BITRSHIFT([.B13];32)" office:value-type="float" office:value="931" calcext:value-type="float">
            <text:p>931</text:p>
          </table:table-cell>
        </table:table-row>
        <table:table-row table:style-name="ro2">
          <table:table-cell/>
          <table:table-cell office:value-type="float" office:value="4002909519873" calcext:value-type="float">
            <text:p>4002909519873</text:p>
          </table:table-cell>
          <table:table-cell table:formula="of:=BITRSHIFT([.B14];32)" office:value-type="float" office:value="932" calcext:value-type="float">
            <text:p>932</text:p>
          </table:table-cell>
        </table:table-row>
      </table:table>
      <table:table table:name="Flags" table:style-name="ta1">
        <table:table-column table:style-name="co7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2];1;2;&quot;&quot;);2)" office:value-type="float" office:value="1667" calcext:value-type="float">
            <text:p>1667</text:p>
          </table:table-cell>
          <table:table-cell table:style-name="ce20" table:formula="of:=NOT(BITAND([.$B2];[.P$2])=[.P$2])" office:value-type="boolean" office:boolean-value="false" calcext:value-type="boolean">
            <text:p>FALSE</text:p>
          </table:table-cell>
          <table:table-cell table:style-name="ce20" table:formula="of:=BITAND([.$B2];[.Q$2])=[.Q$2]" office:value-type="boolean" office:boolean-value="true" calcext:value-type="boolean">
            <text:p>TRUE</text:p>
          </table:table-cell>
          <table:table-cell table:style-name="ce20" table:formula="of:=BITAND([.$B2];[.R$2])=[.R$2]" office:value-type="boolean" office:boolean-value="true" calcext:value-type="boolean">
            <text:p>TRUE</text:p>
          </table:table-cell>
          <table:table-cell table:style-name="ce20" table:formula="of:=BITAND([.$B2];[.S$2])=[.S$2]" office:value-type="boolean" office:boolean-value="false" calcext:value-type="boolean">
            <text:p>FALSE</text:p>
          </table:table-cell>
          <table:table-cell table:style-name="ce20" table:formula="of:=BITAND([.$B2];[.T$2])=[.T$2]" office:value-type="boolean" office:boolean-value="false" calcext:value-type="boolean">
            <text:p>FALSE</text:p>
          </table:table-cell>
          <table:table-cell table:style-name="ce20" table:formula="of:=BITAND([.$B2];[.U$2])=[.U$2]" office:value-type="boolean" office:boolean-value="false" calcext:value-type="boolean">
            <text:p>FALSE</text:p>
          </table:table-cell>
          <table:table-cell table:style-name="ce20" table:formula="of:=BITAND([.$B2];[.V$2])=[.V$2]" office:value-type="boolean" office:boolean-value="false" calcext:value-type="boolean">
            <text:p>FALSE</text:p>
          </table:table-cell>
          <table:table-cell table:style-name="ce20" table:formula="of:=BITAND([.$B2];[.W$2])=[.W$2]" office:value-type="boolean" office:boolean-value="false" calcext:value-type="boolean">
            <text:p>FALSE</text:p>
          </table:table-cell>
          <table:table-cell table:style-name="ce20" table:formula="of:=BITAND([.$B2];[.X$2])=[.X$2]" office:value-type="boolean" office:boolean-value="true" calcext:value-type="boolean">
            <text:p>TRUE</text:p>
          </table:table-cell>
          <table:table-cell table:style-name="ce20" table:formula="of:=BITAND([.$B2];[.Y$2])=[.Y$2]" office:value-type="boolean" office:boolean-value="false" calcext:value-type="boolean">
            <text:p>FALSE</text:p>
          </table:table-cell>
          <table:table-cell table:style-name="ce20" table:formula="of:=BITAND([.$B2];[.Z$2])=[.Z$2]" office:value-type="boolean" office:boolean-value="true" calcext:value-type="boolean">
            <text:p>TRUE</text:p>
          </table:table-cell>
          <table:table-cell table:style-name="ce20" table:formula="of:=BITAND([.$B2];[.AA$2])=[.AA$2]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0000010</text:p>
          </table:table-cell>
          <table:table-cell table:formula="of:=DECIMAL(REPLACE([.A4];1;2;&quot;&quot;);2)" office:value-type="float" office:value="770" calcext:value-type="float">
            <text:p>770</text:p>
          </table:table-cell>
          <table:table-cell table:style-name="ce20" table:formula="of:=NOT(BITAND([.$B4];[.P$2])=[.P$2])" office:value-type="boolean" office:boolean-value="true" calcext:value-type="boolean">
            <text:p>TRUE</text:p>
          </table:table-cell>
          <table:table-cell table:style-name="ce20" table:formula="of:=BITAND([.$B4];[.Q$2])=[.Q$2]" office:value-type="boolean" office:boolean-value="false" calcext:value-type="boolean">
            <text:p>FALSE</text:p>
          </table:table-cell>
          <table:table-cell table:style-name="ce20" table:formula="of:=BITAND([.$B4];[.R$2])=[.R$2]" office:value-type="boolean" office:boolean-value="true" calcext:value-type="boolean">
            <text:p>TRUE</text:p>
          </table:table-cell>
          <table:table-cell table:style-name="ce20" table:formula="of:=BITAND([.$B4];[.S$2])=[.S$2]" office:value-type="boolean" office:boolean-value="false" calcext:value-type="boolean">
            <text:p>FALSE</text:p>
          </table:table-cell>
          <table:table-cell table:style-name="ce20" table:formula="of:=BITAND([.$B4];[.T$2])=[.T$2]" office:value-type="boolean" office:boolean-value="false" calcext:value-type="boolean">
            <text:p>FALSE</text:p>
          </table:table-cell>
          <table:table-cell table:style-name="ce20" table:formula="of:=BITAND([.$B4];[.U$2])=[.U$2]" office:value-type="boolean" office:boolean-value="false" calcext:value-type="boolean">
            <text:p>FALSE</text:p>
          </table:table-cell>
          <table:table-cell table:style-name="ce20" table:formula="of:=BITAND([.$B4];[.V$2])=[.V$2]" office:value-type="boolean" office:boolean-value="false" calcext:value-type="boolean">
            <text:p>FALSE</text:p>
          </table:table-cell>
          <table:table-cell table:style-name="ce20" table:formula="of:=BITAND([.$B4];[.W$2])=[.W$2]" office:value-type="boolean" office:boolean-value="false" calcext:value-type="boolean">
            <text:p>FALSE</text:p>
          </table:table-cell>
          <table:table-cell table:style-name="ce20" table:formula="of:=BITAND([.$B4];[.X$2])=[.X$2]" office:value-type="boolean" office:boolean-value="false" calcext:value-type="boolean">
            <text:p>FALSE</text:p>
          </table:table-cell>
          <table:table-cell table:style-name="ce20" table:formula="of:=BITAND([.$B4];[.Y$2])=[.Y$2]" office:value-type="boolean" office:boolean-value="true" calcext:value-type="boolean">
            <text:p>TRUE</text:p>
          </table:table-cell>
          <table:table-cell table:style-name="ce20" table:formula="of:=BITAND([.$B4];[.Z$2])=[.Z$2]" office:value-type="boolean" office:boolean-value="true" calcext:value-type="boolean">
            <text:p>TRUE</text:p>
          </table:table-cell>
          <table:table-cell table:style-name="ce20" table:formula="of:=BITAND([.$B4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6];1;2;&quot;&quot;);2)" office:value-type="float" office:value="1667" calcext:value-type="float">
            <text:p>1667</text:p>
          </table:table-cell>
          <table:table-cell table:style-name="ce20" table:formula="of:=NOT(BITAND([.$B6];[.P$2])=[.P$2])" office:value-type="boolean" office:boolean-value="false" calcext:value-type="boolean">
            <text:p>FALSE</text:p>
          </table:table-cell>
          <table:table-cell table:style-name="ce20" table:formula="of:=BITAND([.$B6];[.Q$2])=[.Q$2]" office:value-type="boolean" office:boolean-value="true" calcext:value-type="boolean">
            <text:p>TRUE</text:p>
          </table:table-cell>
          <table:table-cell table:style-name="ce20" table:formula="of:=BITAND([.$B6];[.R$2])=[.R$2]" office:value-type="boolean" office:boolean-value="true" calcext:value-type="boolean">
            <text:p>TRUE</text:p>
          </table:table-cell>
          <table:table-cell table:style-name="ce20" table:formula="of:=BITAND([.$B6];[.S$2])=[.S$2]" office:value-type="boolean" office:boolean-value="false" calcext:value-type="boolean">
            <text:p>FALSE</text:p>
          </table:table-cell>
          <table:table-cell table:style-name="ce20" table:formula="of:=BITAND([.$B6];[.T$2])=[.T$2]" office:value-type="boolean" office:boolean-value="false" calcext:value-type="boolean">
            <text:p>FALSE</text:p>
          </table:table-cell>
          <table:table-cell table:style-name="ce20" table:formula="of:=BITAND([.$B6];[.U$2])=[.U$2]" office:value-type="boolean" office:boolean-value="false" calcext:value-type="boolean">
            <text:p>FALSE</text:p>
          </table:table-cell>
          <table:table-cell table:style-name="ce20" table:formula="of:=BITAND([.$B6];[.V$2])=[.V$2]" office:value-type="boolean" office:boolean-value="false" calcext:value-type="boolean">
            <text:p>FALSE</text:p>
          </table:table-cell>
          <table:table-cell table:style-name="ce20" table:formula="of:=BITAND([.$B6];[.W$2])=[.W$2]" office:value-type="boolean" office:boolean-value="false" calcext:value-type="boolean">
            <text:p>FALSE</text:p>
          </table:table-cell>
          <table:table-cell table:style-name="ce20" table:formula="of:=BITAND([.$B6];[.X$2])=[.X$2]" office:value-type="boolean" office:boolean-value="true" calcext:value-type="boolean">
            <text:p>TRUE</text:p>
          </table:table-cell>
          <table:table-cell table:style-name="ce20" table:formula="of:=BITAND([.$B6];[.Y$2])=[.Y$2]" office:value-type="boolean" office:boolean-value="false" calcext:value-type="boolean">
            <text:p>FALSE</text:p>
          </table:table-cell>
          <table:table-cell table:style-name="ce20" table:formula="of:=BITAND([.$B6];[.Z$2])=[.Z$2]" office:value-type="boolean" office:boolean-value="true" calcext:value-type="boolean">
            <text:p>TRUE</text:p>
          </table:table-cell>
          <table:table-cell table:style-name="ce20" table:formula="of:=BITAND([.$B6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1000</text:p>
          </table:table-cell>
          <table:table-cell table:formula="of:=DECIMAL(REPLACE([.A8];1;2;&quot;&quot;);2)" office:value-type="float" office:value="264" calcext:value-type="float">
            <text:p>264</text:p>
          </table:table-cell>
          <table:table-cell table:style-name="ce20" table:formula="of:=NOT(BITAND([.$B8];[.P$2])=[.P$2])" office:value-type="boolean" office:boolean-value="true" calcext:value-type="boolean">
            <text:p>TRUE</text:p>
          </table:table-cell>
          <table:table-cell table:style-name="ce20" table:formula="of:=BITAND([.$B8];[.Q$2])=[.Q$2]" office:value-type="boolean" office:boolean-value="false" calcext:value-type="boolean">
            <text:p>FALSE</text:p>
          </table:table-cell>
          <table:table-cell table:style-name="ce20" table:formula="of:=BITAND([.$B8];[.R$2])=[.R$2]" office:value-type="boolean" office:boolean-value="false" calcext:value-type="boolean">
            <text:p>FALSE</text:p>
          </table:table-cell>
          <table:table-cell table:style-name="ce20" table:formula="of:=BITAND([.$B8];[.S$2])=[.S$2]" office:value-type="boolean" office:boolean-value="false" calcext:value-type="boolean">
            <text:p>FALSE</text:p>
          </table:table-cell>
          <table:table-cell table:style-name="ce20" table:formula="of:=BITAND([.$B8];[.T$2])=[.T$2]" office:value-type="boolean" office:boolean-value="true" calcext:value-type="boolean">
            <text:p>TRUE</text:p>
          </table:table-cell>
          <table:table-cell table:style-name="ce20" table:formula="of:=BITAND([.$B8];[.U$2])=[.U$2]" office:value-type="boolean" office:boolean-value="false" calcext:value-type="boolean">
            <text:p>FALSE</text:p>
          </table:table-cell>
          <table:table-cell table:style-name="ce20" table:formula="of:=BITAND([.$B8];[.V$2])=[.V$2]" office:value-type="boolean" office:boolean-value="false" calcext:value-type="boolean">
            <text:p>FALSE</text:p>
          </table:table-cell>
          <table:table-cell table:style-name="ce20" table:formula="of:=BITAND([.$B8];[.W$2])=[.W$2]" office:value-type="boolean" office:boolean-value="false" calcext:value-type="boolean">
            <text:p>FALSE</text:p>
          </table:table-cell>
          <table:table-cell table:style-name="ce20" table:formula="of:=BITAND([.$B8];[.X$2])=[.X$2]" office:value-type="boolean" office:boolean-value="false" calcext:value-type="boolean">
            <text:p>FALSE</text:p>
          </table:table-cell>
          <table:table-cell table:style-name="ce20" table:formula="of:=BITAND([.$B8];[.Y$2])=[.Y$2]" office:value-type="boolean" office:boolean-value="true" calcext:value-type="boolean">
            <text:p>TRUE</text:p>
          </table:table-cell>
          <table:table-cell table:style-name="ce20" table:formula="of:=BITAND([.$B8];[.Z$2])=[.Z$2]" office:value-type="boolean" office:boolean-value="false" calcext:value-type="boolean">
            <text:p>FALSE</text:p>
          </table:table-cell>
          <table:table-cell table:style-name="ce20" table:formula="of:=BITAND([.$B8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0010</text:p>
          </table:table-cell>
          <table:table-cell table:formula="of:=DECIMAL(REPLACE([.A10];1;2;&quot;&quot;);2)" office:value-type="float" office:value="258" calcext:value-type="float">
            <text:p>258</text:p>
          </table:table-cell>
          <table:table-cell table:style-name="ce20" table:formula="of:=NOT(BITAND([.$B10];[.P$2])=[.P$2])" office:value-type="boolean" office:boolean-value="true" calcext:value-type="boolean">
            <text:p>TRUE</text:p>
          </table:table-cell>
          <table:table-cell table:style-name="ce20" table:formula="of:=BITAND([.$B10];[.Q$2])=[.Q$2]" office:value-type="boolean" office:boolean-value="false" calcext:value-type="boolean">
            <text:p>FALSE</text:p>
          </table:table-cell>
          <table:table-cell table:style-name="ce20" table:formula="of:=BITAND([.$B10];[.R$2])=[.R$2]" office:value-type="boolean" office:boolean-value="true" calcext:value-type="boolean">
            <text:p>TRUE</text:p>
          </table:table-cell>
          <table:table-cell table:style-name="ce20" table:formula="of:=BITAND([.$B10];[.S$2])=[.S$2]" office:value-type="boolean" office:boolean-value="false" calcext:value-type="boolean">
            <text:p>FALSE</text:p>
          </table:table-cell>
          <table:table-cell table:style-name="ce20" table:formula="of:=BITAND([.$B10];[.T$2])=[.T$2]" office:value-type="boolean" office:boolean-value="false" calcext:value-type="boolean">
            <text:p>FALSE</text:p>
          </table:table-cell>
          <table:table-cell table:style-name="ce20" table:formula="of:=BITAND([.$B10];[.U$2])=[.U$2]" office:value-type="boolean" office:boolean-value="false" calcext:value-type="boolean">
            <text:p>FALSE</text:p>
          </table:table-cell>
          <table:table-cell table:style-name="ce20" table:formula="of:=BITAND([.$B10];[.V$2])=[.V$2]" office:value-type="boolean" office:boolean-value="false" calcext:value-type="boolean">
            <text:p>FALSE</text:p>
          </table:table-cell>
          <table:table-cell table:style-name="ce20" table:formula="of:=BITAND([.$B10];[.W$2])=[.W$2]" office:value-type="boolean" office:boolean-value="false" calcext:value-type="boolean">
            <text:p>FALSE</text:p>
          </table:table-cell>
          <table:table-cell table:style-name="ce20" table:formula="of:=BITAND([.$B10];[.X$2])=[.X$2]" office:value-type="boolean" office:boolean-value="false" calcext:value-type="boolean">
            <text:p>FALSE</text:p>
          </table:table-cell>
          <table:table-cell table:style-name="ce20" table:formula="of:=BITAND([.$B10];[.Y$2])=[.Y$2]" office:value-type="boolean" office:boolean-value="true" calcext:value-type="boolean">
            <text:p>TRUE</text:p>
          </table:table-cell>
          <table:table-cell table:style-name="ce20" table:formula="of:=BITAND([.$B10];[.Z$2])=[.Z$2]" office:value-type="boolean" office:boolean-value="false" calcext:value-type="boolean">
            <text:p>FALSE</text:p>
          </table:table-cell>
          <table:table-cell table:style-name="ce20" table:formula="of:=BITAND([.$B10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10000011</text:p>
          </table:table-cell>
          <table:table-cell table:formula="of:=DECIMAL(REPLACE([.A12];1;2;&quot;&quot;);2)" office:value-type="float" office:value="1155" calcext:value-type="float">
            <text:p>1155</text:p>
          </table:table-cell>
          <table:table-cell table:style-name="ce20" table:formula="of:=NOT(BITAND([.$B12];[.P$2])=[.P$2])" office:value-type="boolean" office:boolean-value="false" calcext:value-type="boolean">
            <text:p>FALSE</text:p>
          </table:table-cell>
          <table:table-cell table:style-name="ce20" table:formula="of:=BITAND([.$B12];[.Q$2])=[.Q$2]" office:value-type="boolean" office:boolean-value="true" calcext:value-type="boolean">
            <text:p>TRUE</text:p>
          </table:table-cell>
          <table:table-cell table:style-name="ce20" table:formula="of:=BITAND([.$B12];[.R$2])=[.R$2]" office:value-type="boolean" office:boolean-value="true" calcext:value-type="boolean">
            <text:p>TRUE</text:p>
          </table:table-cell>
          <table:table-cell table:style-name="ce20" table:formula="of:=BITAND([.$B12];[.S$2])=[.S$2]" office:value-type="boolean" office:boolean-value="false" calcext:value-type="boolean">
            <text:p>FALSE</text:p>
          </table:table-cell>
          <table:table-cell table:style-name="ce20" table:formula="of:=BITAND([.$B12];[.T$2])=[.T$2]" office:value-type="boolean" office:boolean-value="false" calcext:value-type="boolean">
            <text:p>FALSE</text:p>
          </table:table-cell>
          <table:table-cell table:style-name="ce20" table:formula="of:=BITAND([.$B12];[.U$2])=[.U$2]" office:value-type="boolean" office:boolean-value="false" calcext:value-type="boolean">
            <text:p>FALSE</text:p>
          </table:table-cell>
          <table:table-cell table:style-name="ce20" table:formula="of:=BITAND([.$B12];[.V$2])=[.V$2]" office:value-type="boolean" office:boolean-value="false" calcext:value-type="boolean">
            <text:p>FALSE</text:p>
          </table:table-cell>
          <table:table-cell table:style-name="ce20" table:formula="of:=BITAND([.$B12];[.W$2])=[.W$2]" office:value-type="boolean" office:boolean-value="false" calcext:value-type="boolean">
            <text:p>FALSE</text:p>
          </table:table-cell>
          <table:table-cell table:style-name="ce20" table:formula="of:=BITAND([.$B12];[.X$2])=[.X$2]" office:value-type="boolean" office:boolean-value="true" calcext:value-type="boolean">
            <text:p>TRUE</text:p>
          </table:table-cell>
          <table:table-cell table:style-name="ce20" table:formula="of:=BITAND([.$B12];[.Y$2])=[.Y$2]" office:value-type="boolean" office:boolean-value="false" calcext:value-type="boolean">
            <text:p>FALSE</text:p>
          </table:table-cell>
          <table:table-cell table:style-name="ce20" table:formula="of:=BITAND([.$B12];[.Z$2])=[.Z$2]" office:value-type="boolean" office:boolean-value="false" calcext:value-type="boolean">
            <text:p>FALSE</text:p>
          </table:table-cell>
          <table:table-cell table:style-name="ce20" table:formula="of:=BITAND([.$B12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14];1;2;&quot;&quot;);2)" office:value-type="float" office:value="1667" calcext:value-type="float">
            <text:p>1667</text:p>
          </table:table-cell>
          <table:table-cell table:style-name="ce20" table:formula="of:=NOT(BITAND([.$B14];[.P$2])=[.P$2])" office:value-type="boolean" office:boolean-value="false" calcext:value-type="boolean">
            <text:p>FALSE</text:p>
          </table:table-cell>
          <table:table-cell table:style-name="ce20" table:formula="of:=BITAND([.$B14];[.Q$2])=[.Q$2]" office:value-type="boolean" office:boolean-value="true" calcext:value-type="boolean">
            <text:p>TRUE</text:p>
          </table:table-cell>
          <table:table-cell table:style-name="ce20" table:formula="of:=BITAND([.$B14];[.R$2])=[.R$2]" office:value-type="boolean" office:boolean-value="true" calcext:value-type="boolean">
            <text:p>TRUE</text:p>
          </table:table-cell>
          <table:table-cell table:style-name="ce20" table:formula="of:=BITAND([.$B14];[.S$2])=[.S$2]" office:value-type="boolean" office:boolean-value="false" calcext:value-type="boolean">
            <text:p>FALSE</text:p>
          </table:table-cell>
          <table:table-cell table:style-name="ce20" table:formula="of:=BITAND([.$B14];[.T$2])=[.T$2]" office:value-type="boolean" office:boolean-value="false" calcext:value-type="boolean">
            <text:p>FALSE</text:p>
          </table:table-cell>
          <table:table-cell table:style-name="ce20" table:formula="of:=BITAND([.$B14];[.U$2])=[.U$2]" office:value-type="boolean" office:boolean-value="false" calcext:value-type="boolean">
            <text:p>FALSE</text:p>
          </table:table-cell>
          <table:table-cell table:style-name="ce20" table:formula="of:=BITAND([.$B14];[.V$2])=[.V$2]" office:value-type="boolean" office:boolean-value="false" calcext:value-type="boolean">
            <text:p>FALSE</text:p>
          </table:table-cell>
          <table:table-cell table:style-name="ce20" table:formula="of:=BITAND([.$B14];[.W$2])=[.W$2]" office:value-type="boolean" office:boolean-value="false" calcext:value-type="boolean">
            <text:p>FALSE</text:p>
          </table:table-cell>
          <table:table-cell table:style-name="ce20" table:formula="of:=BITAND([.$B14];[.X$2])=[.X$2]" office:value-type="boolean" office:boolean-value="true" calcext:value-type="boolean">
            <text:p>TRUE</text:p>
          </table:table-cell>
          <table:table-cell table:style-name="ce20" table:formula="of:=BITAND([.$B14];[.Y$2])=[.Y$2]" office:value-type="boolean" office:boolean-value="false" calcext:value-type="boolean">
            <text:p>FALSE</text:p>
          </table:table-cell>
          <table:table-cell table:style-name="ce20" table:formula="of:=BITAND([.$B14];[.Z$2])=[.Z$2]" office:value-type="boolean" office:boolean-value="true" calcext:value-type="boolean">
            <text:p>TRUE</text:p>
          </table:table-cell>
          <table:table-cell table:style-name="ce20" table:formula="of:=BITAND([.$B14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10000011</text:p>
          </table:table-cell>
          <table:table-cell table:formula="of:=DECIMAL(REPLACE([.A16];1;2;&quot;&quot;);2)" office:value-type="float" office:value="643" calcext:value-type="float">
            <text:p>64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1001</text:p>
          </table:table-cell>
          <table:table-cell table:formula="of:=DECIMAL(REPLACE([.A18];1;2;&quot;&quot;);2)" office:value-type="float" office:value="1673" calcext:value-type="float">
            <text:p>1673</text:p>
          </table:table-cell>
          <table:table-cell table:style-name="ce20" table:formula="of:=NOT(BITAND([.$B18];[.P$2])=[.P$2])" office:value-type="boolean" office:boolean-value="false" calcext:value-type="boolean">
            <text:p>FALSE</text:p>
          </table:table-cell>
          <table:table-cell table:style-name="ce20" table:formula="of:=BITAND([.$B18];[.Q$2])=[.Q$2]" office:value-type="boolean" office:boolean-value="true" calcext:value-type="boolean">
            <text:p>TRUE</text:p>
          </table:table-cell>
          <table:table-cell table:style-name="ce20" table:formula="of:=BITAND([.$B18];[.R$2])=[.R$2]" office:value-type="boolean" office:boolean-value="false" calcext:value-type="boolean">
            <text:p>FALSE</text:p>
          </table:table-cell>
          <table:table-cell table:style-name="ce20" table:formula="of:=BITAND([.$B18];[.S$2])=[.S$2]" office:value-type="boolean" office:boolean-value="false" calcext:value-type="boolean">
            <text:p>FALSE</text:p>
          </table:table-cell>
          <table:table-cell table:style-name="ce20" table:formula="of:=BITAND([.$B18];[.T$2])=[.T$2]" office:value-type="boolean" office:boolean-value="true" calcext:value-type="boolean">
            <text:p>TRUE</text:p>
          </table:table-cell>
          <table:table-cell table:style-name="ce20" table:formula="of:=BITAND([.$B18];[.U$2])=[.U$2]" office:value-type="boolean" office:boolean-value="false" calcext:value-type="boolean">
            <text:p>FALSE</text:p>
          </table:table-cell>
          <table:table-cell table:style-name="ce20" table:formula="of:=BITAND([.$B18];[.V$2])=[.V$2]" office:value-type="boolean" office:boolean-value="false" calcext:value-type="boolean">
            <text:p>FALSE</text:p>
          </table:table-cell>
          <table:table-cell table:style-name="ce20" table:formula="of:=BITAND([.$B18];[.W$2])=[.W$2]" office:value-type="boolean" office:boolean-value="false" calcext:value-type="boolean">
            <text:p>FALSE</text:p>
          </table:table-cell>
          <table:table-cell table:style-name="ce20" table:formula="of:=BITAND([.$B18];[.X$2])=[.X$2]" office:value-type="boolean" office:boolean-value="true" calcext:value-type="boolean">
            <text:p>TRUE</text:p>
          </table:table-cell>
          <table:table-cell table:style-name="ce20" table:formula="of:=BITAND([.$B18];[.Y$2])=[.Y$2]" office:value-type="boolean" office:boolean-value="false" calcext:value-type="boolean">
            <text:p>FALSE</text:p>
          </table:table-cell>
          <table:table-cell table:style-name="ce20" table:formula="of:=BITAND([.$B18];[.Z$2])=[.Z$2]" office:value-type="boolean" office:boolean-value="true" calcext:value-type="boolean">
            <text:p>TRUE</text:p>
          </table:table-cell>
          <table:table-cell table:style-name="ce20" table:formula="of:=BITAND([.$B18];[.AA$2])=[.AA$2]" office:value-type="boolean" office:boolean-value="true" calcext:value-type="boolean">
            <text:p>TRUE</text:p>
          </table:table-cell>
          <table:table-cell table:number-columns-repeated="13"/>
        </table:table-row>
      </table:table>
      <table:table table:name="Sheet9" table:style-name="ta1"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[DEBUG]</text:p>
          </table:table-cell>
          <table:table-cell office:value-type="float" office:value="14770" calcext:value-type="float">
            <text:p>14770</text:p>
          </table:table-cell>
          <table:table-cell table:number-columns-repeated="5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2017" calcext:value-type="float">
            <text:p>22017</text:p>
          </table:table-cell>
          <table:table-cell table:formula="of:=[.B2]-[.B1]" office:value-type="float" office:value="7247" calcext:value-type="float">
            <text:p>7247</text:p>
          </table:table-cell>
          <table:table-cell table:formula="of:=[.C2]/1000/60" office:value-type="float" office:value="0.120783333333333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9286" calcext:value-type="float">
            <text:p>29286</text:p>
          </table:table-cell>
          <table:table-cell table:formula="of:=[.B3]-[.B2]" office:value-type="float" office:value="7269" calcext:value-type="float">
            <text:p>7269</text:p>
          </table:table-cell>
          <table:table-cell table:formula="of:=[.C3]/1000/60" office:value-type="float" office:value="0.1211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5793" calcext:value-type="float">
            <text:p>35793</text:p>
          </table:table-cell>
          <table:table-cell table:formula="of:=[.B4]-[.B3]" office:value-type="float" office:value="6507" calcext:value-type="float">
            <text:p>6507</text:p>
          </table:table-cell>
          <table:table-cell table:formula="of:=[.C4]/1000/60" office:value-type="float" office:value="0.10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05139" calcext:value-type="float">
            <text:p>405139</text:p>
          </table:table-cell>
          <table:table-cell table:formula="of:=[.B5]-[.B4]" office:value-type="float" office:value="369346" calcext:value-type="float">
            <text:p>369346</text:p>
          </table:table-cell>
          <table:table-cell table:formula="of:=[.C5]/1000/60" office:value-type="float" office:value="6.15576666666667" calcext:value-type="float">
            <text:p>6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17888" calcext:value-type="float">
            <text:p>817888</text:p>
          </table:table-cell>
          <table:table-cell table:formula="of:=[.B6]-[.B5]" office:value-type="float" office:value="412749" calcext:value-type="float">
            <text:p>412749</text:p>
          </table:table-cell>
          <table:table-cell table:formula="of:=[.C6]/1000/60" office:value-type="float" office:value="6.87915" calcext:value-type="float">
            <text:p>6.9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152008" calcext:value-type="float">
            <text:p>1152008</text:p>
          </table:table-cell>
          <table:table-cell table:formula="of:=[.B7]-[.B6]" office:value-type="float" office:value="334120" calcext:value-type="float">
            <text:p>334120</text:p>
          </table:table-cell>
          <table:table-cell table:formula="of:=[.C7]/1000/60" office:value-type="float" office:value="5.56866666666667" calcext:value-type="float">
            <text:p>5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964" calcext:value-type="float">
            <text:p>5964</text:p>
          </table:table-cell>
          <table:table-cell table:number-columns-repeated="5"/>
          <table:table-cell office:value-type="string" calcext:value-type="string">
            <text:p>super</text:p>
          </table:table-cell>
          <table:table-cell office:value-type="string" calcext:value-type="string">
            <text:p>MessageActor.Messag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CacheResponseMessage.CacheSuccessMessage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3140" calcext:value-type="float">
            <text:p>23140</text:p>
          </table:table-cell>
          <table:table-cell table:formula="of:=[.B12]-[.B11]" office:value-type="float" office:value="17176" calcext:value-type="float">
            <text:p>17176</text:p>
          </table:table-cell>
          <table:table-cell table:formula="of:=[.C12]/1000/60" office:value-type="float" office:value="0.286266666666667" calcext:value-type="float">
            <text:p>0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4270" calcext:value-type="float">
            <text:p>34270</text:p>
          </table:table-cell>
          <table:table-cell table:formula="of:=[.B13]-[.B12]" office:value-type="float" office:value="11130" calcext:value-type="float">
            <text:p>11130</text:p>
          </table:table-cell>
          <table:table-cell table:formula="of:=[.C13]/1000/60" office:value-type="float" office:value="0.1855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6640" calcext:value-type="float">
            <text:p>46640</text:p>
          </table:table-cell>
          <table:table-cell table:formula="of:=[.B14]-[.B13]" office:value-type="float" office:value="12370" calcext:value-type="float">
            <text:p>12370</text:p>
          </table:table-cell>
          <table:table-cell table:formula="of:=[.C14]/1000/60" office:value-type="float" office:value="0.206166666666667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4947" calcext:value-type="float">
            <text:p>54947</text:p>
          </table:table-cell>
          <table:table-cell table:formula="of:=[.B15]-[.B14]" office:value-type="float" office:value="8307" calcext:value-type="float">
            <text:p>8307</text:p>
          </table:table-cell>
          <table:table-cell table:formula="of:=[.C15]/1000/60" office:value-type="float" office:value="0.13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30616" calcext:value-type="float">
            <text:p>430616</text:p>
          </table:table-cell>
          <table:table-cell table:formula="of:=[.B16]-[.B15]" office:value-type="float" office:value="375669" calcext:value-type="float">
            <text:p>375669</text:p>
          </table:table-cell>
          <table:table-cell table:formula="of:=[.C16]/1000/60" office:value-type="float" office:value="6.26115" calcext:value-type="float">
            <text:p>6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29000" calcext:value-type="float">
            <text:p>829000</text:p>
          </table:table-cell>
          <table:table-cell table:formula="of:=[.B17]-[.B16]" office:value-type="float" office:value="398384" calcext:value-type="float">
            <text:p>398384</text:p>
          </table:table-cell>
          <table:table-cell table:formula="of:=[.C17]/1000/60" office:value-type="float" office:value="6.63973333333333" calcext:value-type="float">
            <text:p>6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307168" calcext:value-type="float">
            <text:p>1307168</text:p>
          </table:table-cell>
          <table:table-cell table:formula="of:=[.B18]-[.B17]" office:value-type="float" office:value="478168" calcext:value-type="float">
            <text:p>478168</text:p>
          </table:table-cell>
          <table:table-cell table:formula="of:=[.C18]/1000/60" office:value-type="float" office:value="7.96946666666667" calcext:value-type="float">
            <text:p>8.0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lay" style:family="table-cell" style:parent-style-name="Default">
      <style:table-cell-properties fo:border-bottom="0.06pt solid #000000" fo:background-color="#ffdbb6" style:diagonal-bl-tr="none" style:diagonal-tl-br="none" fo:border-left="none" fo:border-right="none" fo:border-top="0.06pt solid #000000"/>
    </style:style>
    <style:style style:name="Gas" style:family="table-cell" style:parent-style-name="Default">
      <style:table-cell-properties fo:border-bottom="0.06pt solid #000000" fo:background-color="#dee6ef" style:diagonal-bl-tr="none" style:diagonal-tl-br="none" fo:border-left="none" fo:border-right="none" fo:border-top="0.06pt solid #000000"/>
    </style:style>
    <style:style style:name="Igneous-Extrusive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Igneous-Intrusive" style:family="table-cell" style:parent-style-name="Default">
      <style:table-cell-properties fo:border-bottom="0.06pt solid #000000" fo:background-color="#cccccc" style:diagonal-bl-tr="none" style:diagonal-tl-br="none" fo:border-left="none" fo:border-right="none" fo:border-top="0.06pt solid #000000"/>
    </style:style>
    <style:style style:name="Metamorphic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Sand" style:family="table-cell" style:parent-style-name="Default">
      <style:table-cell-properties fo:border-bottom="0.06pt solid #000000" fo:background-color="#ffffd7" style:diagonal-bl-tr="none" style:diagonal-tl-br="none" fo:border-left="none" fo:border-right="none" fo:border-top="0.06pt solid #000000"/>
    </style:style>
    <style:style style:name="Topsoil" style:family="table-cell" style:parent-style-name="Default">
      <style:table-cell-properties fo:border-bottom="0.06pt solid #000000" fo:background-color="#7b3d00" style:diagonal-bl-tr="none" style:diagonal-tl-br="none" fo:border-left="none" fo:border-right="none" fo:border-top="0.06pt solid #000000"/>
      <style:text-properties fo:color="#ffffff"/>
    </style:style>
    <style:style style:name="Sedimentary" style:family="table-cell" style:parent-style-name="Default">
      <style:table-cell-properties fo:border-bottom="0.06pt solid #000000" fo:background-color="#dddddd" style:diagonal-bl-tr="none" style:diagonal-tl-br="none" fo:border-left="none" fo:border-right="none" fo:border-top="0.06pt solid #000000"/>
    </style:style>
    <style:style style:name="Seabed" style:family="table-cell" style:parent-style-name="Default">
      <style:table-cell-properties fo:border-bottom="0.06pt solid #000000" fo:background-color="#ffde59" style:diagonal-bl-tr="none" style:diagonal-tl-br="none" fo:border-left="none" fo:border-right="none" fo:border-top="0.06pt solid #000000"/>
    </style:style>
    <style:style style:name="Special-Stone-Layer" style:family="table-cell" style:parent-style-name="Default">
      <style:table-cell-properties fo:border-bottom="0.06pt solid #000000" fo:background-color="#ffd7d7" style:diagonal-bl-tr="none" style:diagonal-tl-br="none" fo:border-left="none" fo:border-right="none" fo:border-top="0.06pt solid #000000"/>
    </style:style>
    <style:style style:name="Hex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6:22:58.131454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6:50:36.245835993</meta:creation-date>
    <dc:date>2024-09-23T16:26:08.736109396</dc:date>
    <meta:editing-duration>P52DT7H26M59S</meta:editing-duration>
    <meta:editing-cycles>31</meta:editing-cycles>
    <meta:generator>LibreOffice/6.4.7.2$Linux_X86_64 LibreOffice_project/40$Build-2</meta:generator>
    <meta:document-statistic meta:table-count="9" meta:cell-count="1261" meta:object-count="0"/>
  </office:meta>
</office:document-meta>
</file>